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style:text-underline-style="none" officeooo:rsid="001ab496" officeooo:paragraph-rsid="001ab496" style:font-size-asian="12pt" style:font-size-complex="12pt"/>
    </style:style>
    <style:style style:name="P2" style:family="paragraph" style:parent-style-name="Standard">
      <style:text-properties style:font-name="Liberation Mono" fo:font-size="12pt" officeooo:paragraph-rsid="001ab496" style:font-size-asian="12pt" style:font-size-complex="12pt"/>
    </style:style>
    <style:style style:name="P3" style:family="paragraph" style:parent-style-name="Standard">
      <style:paragraph-properties fo:break-before="page"/>
      <style:text-properties style:font-name="Liberation Mono" fo:font-size="12pt" officeooo:paragraph-rsid="001ab496" style:font-size-asian="12pt" style:font-size-complex="12pt"/>
    </style:style>
    <style:style style:name="P4" style:family="paragraph" style:parent-style-name="Standard">
      <style:text-properties style:font-name="Liberation Mono" fo:font-size="12pt" officeooo:rsid="001ab496" officeooo:paragraph-rsid="001ab496" style:font-size-asian="12pt" style:font-size-complex="12pt"/>
    </style:style>
    <style:style style:name="P5" style:family="paragraph" style:parent-style-name="Standard">
      <style:text-properties style:font-name="Liberation Mono" fo:font-size="12pt" style:font-size-asian="12pt" style:font-size-complex="12pt"/>
    </style:style>
    <style:style style:name="P6" style:family="paragraph" style:parent-style-name="Standard">
      <style:text-properties style:font-name="Liberation Mono" fo:font-size="12pt" officeooo:rsid="001bdbdb" officeooo:paragraph-rsid="001bdbdb" style:font-size-asian="12pt" style:font-size-complex="12pt"/>
    </style:style>
    <style:style style:name="P7" style:family="paragraph" style:parent-style-name="Standard">
      <style:paragraph-properties fo:break-before="page"/>
      <style:text-properties style:font-name="Liberation Mono" fo:font-size="12pt" style:text-underline-style="solid" style:text-underline-width="auto" style:text-underline-color="font-color" officeooo:rsid="001ab496" officeooo:paragraph-rsid="001ab496" style:font-size-asian="12pt" style:font-size-complex="12pt"/>
    </style:style>
    <style:style style:name="P8" style:family="paragraph" style:parent-style-name="Standard">
      <style:text-properties style:font-name="Liberation Mono" fo:font-size="12pt" style:text-underline-style="solid" style:text-underline-width="auto" style:text-underline-color="font-color" officeooo:rsid="001ab496" officeooo:paragraph-rsid="001ab496" style:font-size-asian="12pt" style:font-size-complex="12pt"/>
    </style:style>
    <style:style style:name="P9" style:family="paragraph" style:parent-style-name="Standard">
      <style:text-properties style:font-name="Liberation Mono" fo:font-size="12pt" style:text-underline-style="solid" style:text-underline-width="auto" style:text-underline-color="font-color" officeooo:rsid="001bdbdb" officeooo:paragraph-rsid="001bdbdb" style:font-size-asian="12pt" style:font-size-complex="12pt"/>
    </style:style>
    <style:style style:name="T1" style:family="text">
      <style:text-properties officeooo:rsid="001ab496"/>
    </style:style>
    <style:style style:name="T2" style:family="text">
      <style:text-properties officeooo:rsid="001bd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XPERIMENT</text:span></text:p>
      <text:p text:style-name="P4">System Calls</text:p>
      <text:p text:style-name="P2"><text:span text:style-name="T1">Name: Ronal Shoey George</text:span></text:p>
      <text:p text:style-name="P4">Class: S4DS</text:p>
      <text:p text:style-name="P4">Roll No.: 51</text:p>
      <text:p text:style-name="P4">Date: 05/03/24</text:p>
      <text:p text:style-name="P2"/>
      <text:p text:style-name="P2"/>
      <text:p text:style-name="P2">#include &lt;stdio.h&gt;</text:p>
      <text:p text:style-name="P5">#include &lt;unistd.h&gt;</text:p>
      <text:p text:style-name="P5">#include &lt;dirent.h&gt;</text:p>
      <text:p text:style-name="P5">#include &lt;sys/types.h&gt;</text:p>
      <text:p text:style-name="P5">#include &lt;sys/wait.h&gt;</text:p>
      <text:p text:style-name="P5">#include &lt;stdlib.h&gt;</text:p>
      <text:p text:style-name="P5"/>
      <text:p text:style-name="P5">void main(){</text:p>
      <text:p text:style-name="P5"><text:s text:c="4"/>__pid_t p;</text:p>
      <text:p text:style-name="P5"><text:s text:c="4"/>p=fork();</text:p>
      <text:p text:style-name="P5"><text:s text:c="4"/>if (p&lt;0){</text:p>
      <text:p text:style-name="P5"><text:s text:c="8"/>printf("Fork Failed\n");</text:p>
      <text:p text:style-name="P5"><text:s text:c="8"/>return ;</text:p>
      <text:p text:style-name="P5"><text:s text:c="8"/>exit(EXIT_FAILURE);</text:p>
      <text:p text:style-name="P5"><text:s text:c="4"/>}</text:p>
      <text:p text:style-name="P5"><text:s text:c="4"/>else if (p==0){</text:p>
      <text:p text:style-name="P5"><text:s text:c="8"/>int status;</text:p>
      <text:p text:style-name="P5"><text:s text:c="8"/>wait(&amp;status);</text:p>
      <text:p text:style-name="P5"><text:s text:c="8"/>sleep(1);</text:p>
      <text:p text:style-name="P5"><text:s text:c="8"/>printf("Child Process, PID : %d\n",getpid());</text:p>
      <text:p text:style-name="P5"><text:s text:c="8"/>char *args[] = {"/bin/ls", "-l", NULL};</text:p>
      <text:p text:style-name="P5"><text:s text:c="8"/>execvp(args[0], args);</text:p>
      <text:p text:style-name="P5"><text:s text:c="8"/>perror("execvp");</text:p>
      <text:p text:style-name="P5"><text:s text:c="8"/>return 1;</text:p>
      <text:p text:style-name="P5"><text:s text:c="4"/></text:p>
      <text:p text:style-name="P5"><text:s text:c="4"/>}</text:p>
      <text:p text:style-name="P5"><text:s text:c="4"/>else{</text:p>
      <text:p text:style-name="P5"><text:s text:c="8"/>printf("Parent Process, PID : %d\n",getpid());</text:p>
      <text:p text:style-name="P5"><text:s text:c="8"/>printf("Waiting for child process : PID of child : %d\n",p);</text:p>
      <text:p text:style-name="P5"><text:s text:c="8"/>int status;</text:p>
      <text:p text:style-name="P5"><text:s text:c="8"/>wait(&amp;status);</text:p>
      <text:p text:style-name="P5"><text:s text:c="8"/>sleep(2);</text:p>
      <text:p text:style-name="P5"/>
      <text:p text:style-name="P5"><text:s text:c="8"/>DIR *d;</text:p>
      <text:p text:style-name="P5"><text:s text:c="8"/>struct dirent *dir;</text:p>
      <text:p text:style-name="P5"><text:s text:c="8"/>d=opendir(".");</text:p>
      <text:p text:style-name="P5"><text:s text:c="8"/>if (d==NULL){</text:p>
      <text:p text:style-name="P5"><text:s text:c="12"/>printf("Could not open current directory\n");</text:p>
      <text:p text:style-name="P5"><text:s text:c="12"/>return 0;</text:p>
      <text:p text:style-name="P5"><text:s text:c="8"/>}</text:p>
      <text:p text:style-name="P5"><text:s text:c="8"/>else if (d){ </text:p>
      <text:p text:style-name="P5"><text:s text:c="12"/>char cwd[1024];</text:p>
      <text:p text:style-name="P5"><text:s text:c="12"/>if (getcwd(cwd, sizeof(cwd)) != NULL) {</text:p>
      <text:p text:style-name="P5"><text:s text:c="16"/>printf("Current working dir: %s\n", cwd);</text:p>
      <text:p text:style-name="P5"><text:soft-page-break/><text:s text:c="12"/>}</text:p>
      <text:p text:style-name="P5"><text:s text:c="12"/>while ((dir=readdir(d))!=NULL){</text:p>
      <text:p text:style-name="P5"><text:s text:c="16"/>printf("%s\n",dir-&gt;d_name);</text:p>
      <text:p text:style-name="P5"><text:s text:c="12"/>}</text:p>
      <text:p text:style-name="P5"><text:s text:c="12"/>closedir(d);</text:p>
      <text:p text:style-name="P5"><text:s text:c="8"/>}</text:p>
      <text:p text:style-name="P5"><text:s text:c="4"/>}</text:p>
      <text:p text:style-name="P5"/>
      <text:p text:style-name="P5">}</text:p>
      <text:p text:style-name="P5"/>
      <text:p text:style-name="P8">OUTPUT</text:p>
      <text:p text:style-name="P5"/>
      <text:p text:style-name="P3"><text:span text:style-name="T1">EXPERIMENT</text:span></text:p>
      <text:p text:style-name="P4">Shared Memory</text:p>
      <text:p text:style-name="P2"><text:span text:style-name="T1">Name: Ronal Shoey George</text:span></text:p>
      <text:p text:style-name="P4">Class: S4DS</text:p>
      <text:p text:style-name="P4">Roll No.: 51</text:p>
      <text:p text:style-name="P4">Date: 05/03/24</text:p>
      <text:p text:style-name="P4"/>
      <text:p text:style-name="P4">#include&lt;stdio.h&gt;</text:p>
      <text:p text:style-name="P4">#include&lt;stdlib.h&gt;</text:p>
      <text:p text:style-name="P4">#include&lt;ctype.h&gt;</text:p>
      <text:p text:style-name="P4"/>
      <text:p text:style-name="P4">int in=-1,out=-1;</text:p>
      <text:p text:style-name="P4">int buffer[5];</text:p>
      <text:p text:style-name="P4"/>
      <text:p text:style-name="P4">void consume();</text:p>
      <text:p text:style-name="P4">void produce(int x);</text:p>
      <text:p text:style-name="P4">void display();</text:p>
      <text:p text:style-name="P4"/>
      <text:p text:style-name="P4">int main(){</text:p>
      <text:p text:style-name="P4"><text:s text:c="4"/>int choice,item;</text:p>
      <text:p text:style-name="P4"><text:s text:c="4"/>do{</text:p>
      <text:p text:style-name="P4"><text:s text:c="8"/>printf("\n");</text:p>
      <text:p text:style-name="P4"><text:s text:c="8"/>printf("1.Produce\n2.Consume\n3.Display\n4.Exit\n");</text:p>
      <text:p text:style-name="P4"><text:s text:c="8"/>printf("Enter Choice: ");</text:p>
      <text:p text:style-name="P4"><text:s text:c="8"/>scanf("%d",&amp;choice);</text:p>
      <text:p text:style-name="P4"><text:s text:c="8"/>switch(choice){</text:p>
      <text:p text:style-name="P4"><text:s text:c="12"/>case 1: printf("\nEnter item to insert to buffer: ");</text:p>
      <text:p text:style-name="P4"><text:s text:c="20"/>scanf("%d",&amp;item);</text:p>
      <text:p text:style-name="P4"><text:s text:c="20"/>produce(item);</text:p>
      <text:p text:style-name="P4"><text:s text:c="20"/>break;</text:p>
      <text:p text:style-name="P4"><text:s text:c="12"/>case 2: consume();break;</text:p>
      <text:p text:style-name="P4"><text:s text:c="12"/>case 3: display();break;</text:p>
      <text:p text:style-name="P4"><text:s text:c="12"/>case 4: break;</text:p>
      <text:p text:style-name="P4"><text:s text:c="12"/>default: printf("\nInvalid Choice\n");</text:p>
      <text:p text:style-name="P4"><text:s text:c="8"/>}</text:p>
      <text:p text:style-name="P4"><text:s text:c="4"/>}while(choice!=4);</text:p>
      <text:p text:style-name="P4">}</text:p>
      <text:p text:style-name="P4"/>
      <text:p text:style-name="P4">void consume(){</text:p>
      <text:p text:style-name="P4"><text:s text:c="4"/>if(in==-1){</text:p>
      <text:p text:style-name="P4"><text:s text:c="8"/>printf("Nothing to consume\n");</text:p>
      <text:p text:style-name="P4"><text:s text:c="4"/>}</text:p>
      <text:p text:style-name="P4"><text:s text:c="4"/>else{</text:p>
      <text:p text:style-name="P4"><text:s text:c="8"/>printf("Item consumed is: %d",buffer[in]);</text:p>
      <text:p text:style-name="P4"><text:s text:c="8"/>if(in==out){</text:p>
      <text:p text:style-name="P4"><text:s text:c="12"/>in=out=-1;</text:p>
      <text:p text:style-name="P4"><text:s text:c="8"/>}</text:p>
      <text:p text:style-name="P4"><text:s text:c="8"/>else{</text:p>
      <text:p text:style-name="P4"><text:s text:c="12"/>in=((in+1)%5);</text:p>
      <text:p text:style-name="P4"><text:s text:c="8"/>}</text:p>
      <text:p text:style-name="P4"><text:s text:c="4"/>}</text:p>
      <text:p text:style-name="P4">}</text:p>
      <text:p text:style-name="P4"/>
      <text:p text:style-name="P4"><text:soft-page-break/>void produce(int x){</text:p>
      <text:p text:style-name="P4"><text:s text:c="4"/>if(in==(out+1)%5){</text:p>
      <text:p text:style-name="P4"><text:s text:c="8"/>printf("Cannot prodice till consumer haves it\n");</text:p>
      <text:p text:style-name="P4"><text:s text:c="4"/>}</text:p>
      <text:p text:style-name="P4"><text:s text:c="4"/>else{</text:p>
      <text:p text:style-name="P4"><text:s text:c="8"/>if(in==-1){</text:p>
      <text:p text:style-name="P4"><text:s text:c="12"/>in=out=0;</text:p>
      <text:p text:style-name="P4"><text:s text:c="8"/>}</text:p>
      <text:p text:style-name="P4"><text:s text:c="8"/>else{</text:p>
      <text:p text:style-name="P4"><text:s text:c="12"/>out=((out+1)%5);</text:p>
      <text:p text:style-name="P4"><text:s text:c="12"/></text:p>
      <text:p text:style-name="P4"><text:s text:c="8"/>}</text:p>
      <text:p text:style-name="P4"><text:s text:c="8"/>buffer[out]=x;</text:p>
      <text:p text:style-name="P4"><text:tab/>printf("\nThe produced item is: %d",buffer[out]);</text:p>
      <text:p text:style-name="P4"><text:s text:c="4"/>}</text:p>
      <text:p text:style-name="P4">}</text:p>
      <text:p text:style-name="P4"/>
      <text:p text:style-name="P4">void display(){</text:p>
      <text:p text:style-name="P4"><text:s text:c="4"/>int i;</text:p>
      <text:p text:style-name="P4"><text:s text:c="4"/>printf("\nThe buffer contains:\n");</text:p>
      <text:p text:style-name="P4"><text:s text:c="4"/>if(out&gt;=in){</text:p>
      <text:p text:style-name="P4"><text:s text:c="8"/>for(i=in;i&lt;=out;++i){</text:p>
      <text:p text:style-name="P4"><text:s text:c="12"/>printf(" - %d ",buffer[i]);</text:p>
      <text:p text:style-name="P4"><text:s text:c="8"/>}</text:p>
      <text:p text:style-name="P4"><text:s text:c="4"/>}</text:p>
      <text:p text:style-name="P4"><text:s text:c="4"/>else{</text:p>
      <text:p text:style-name="P4"><text:s text:c="8"/>for(i=in;i&lt;5;++i){</text:p>
      <text:p text:style-name="P4"><text:s text:c="12"/>printf(" - %d ",buffer[i]);</text:p>
      <text:p text:style-name="P4"><text:s text:c="8"/>}</text:p>
      <text:p text:style-name="P4"><text:s text:c="8"/>for(i=0;i&lt;=out;++i){</text:p>
      <text:p text:style-name="P4"><text:s text:c="12"/>printf(" - %d ",buffer[i]);</text:p>
      <text:p text:style-name="P4"><text:s text:c="8"/>}</text:p>
      <text:p text:style-name="P4"><text:s text:c="4"/>}</text:p>
      <text:p text:style-name="P4"><text:s text:c="4"/>printf("\n");</text:p>
      <text:p text:style-name="P4">}</text:p>
      <text:p text:style-name="P7">OUTPUT</text:p>
      <text:p text:style-name="P4"/>
      <text:p text:style-name="P4">1.Produce</text:p>
      <text:p text:style-name="P4">2.Consume</text:p>
      <text:p text:style-name="P4">3.Display</text:p>
      <text:p text:style-name="P4">4.Exit</text:p>
      <text:p text:style-name="P4">Enter Choice: 1</text:p>
      <text:p text:style-name="P4"/>
      <text:p text:style-name="P4">Enter item to insert to buffer: 4</text:p>
      <text:p text:style-name="P4"/>
      <text:p text:style-name="P4">The produced item is: 4</text:p>
      <text:p text:style-name="P4">1.Produce</text:p>
      <text:p text:style-name="P4">2.Consume</text:p>
      <text:p text:style-name="P4">3.Display</text:p>
      <text:p text:style-name="P4">4.Exit</text:p>
      <text:p text:style-name="P4">Enter Choice: 1</text:p>
      <text:p text:style-name="P4"/>
      <text:p text:style-name="P4">Enter item to insert to buffer: 6</text:p>
      <text:p text:style-name="P4"/>
      <text:p text:style-name="P4">The produced item is: 6</text:p>
      <text:p text:style-name="P4">1.Produce</text:p>
      <text:p text:style-name="P4">2.Consume</text:p>
      <text:p text:style-name="P4">3.Display</text:p>
      <text:p text:style-name="P4">4.Exit</text:p>
      <text:p text:style-name="P4">Enter Choice: 1</text:p>
      <text:p text:style-name="P4"/>
      <text:p text:style-name="P4">Enter item to insert to buffer: 7</text:p>
      <text:p text:style-name="P4"/>
      <text:p text:style-name="P4">The produced item is: 7</text:p>
      <text:p text:style-name="P4">1.Produce</text:p>
      <text:p text:style-name="P4">2.Consume</text:p>
      <text:p text:style-name="P4">3.Display</text:p>
      <text:p text:style-name="P4">4.Exit</text:p>
      <text:p text:style-name="P4">Enter Choice: 2</text:p>
      <text:p text:style-name="P4">Item consumed is: 4</text:p>
      <text:p text:style-name="P4">1.Produce</text:p>
      <text:p text:style-name="P4">2.Consume</text:p>
      <text:p text:style-name="P4">3.Display</text:p>
      <text:p text:style-name="P4">4.Exit</text:p>
      <text:p text:style-name="P4">Enter Choice: 3</text:p>
      <text:p text:style-name="P4"/>
      <text:p text:style-name="P4">The buffer contains:</text:p>
      <text:p text:style-name="P4"><text:s/>- 6 <text:s/>- 7 </text:p>
      <text:p text:style-name="P4"/>
      <text:p text:style-name="P4">1.Produce</text:p>
      <text:p text:style-name="P4">2.Consume</text:p>
      <text:p text:style-name="P4">3.Display</text:p>
      <text:p text:style-name="P4">4.Exit</text:p>
      <text:p text:style-name="P4">Enter Choice: 1</text:p>
      <text:p text:style-name="P4"/>
      <text:p text:style-name="P4">Enter item to insert to buffer: 9</text:p>
      <text:p text:style-name="P4"/>
      <text:p text:style-name="P4">The produced item is: 9</text:p>
      <text:p text:style-name="P4"><text:soft-page-break/>1.Produce</text:p>
      <text:p text:style-name="P4">2.Consume</text:p>
      <text:p text:style-name="P4">3.Display</text:p>
      <text:p text:style-name="P4">4.Exit</text:p>
      <text:p text:style-name="P4">Enter Choice: 1</text:p>
      <text:p text:style-name="P4"/>
      <text:p text:style-name="P4">Enter item to insert to buffer: 5</text:p>
      <text:p text:style-name="P4"/>
      <text:p text:style-name="P4">The produced item is: 5</text:p>
      <text:p text:style-name="P4">1.Produce</text:p>
      <text:p text:style-name="P4">2.Consume</text:p>
      <text:p text:style-name="P4">3.Display</text:p>
      <text:p text:style-name="P4">4.Exit</text:p>
      <text:p text:style-name="P4">Enter Choice: 3</text:p>
      <text:p text:style-name="P4"/>
      <text:p text:style-name="P4">The buffer contains:</text:p>
      <text:p text:style-name="P4"><text:s/>- 6 <text:s/>- 7 <text:s/>- 9 <text:s/>- 5 </text:p>
      <text:p text:style-name="P4"/>
      <text:p text:style-name="P4">1.Produce</text:p>
      <text:p text:style-name="P4">2.Consume</text:p>
      <text:p text:style-name="P4">3.Display</text:p>
      <text:p text:style-name="P4">4.Exit</text:p>
      <text:p text:style-name="P4">Enter Choice: 2</text:p>
      <text:p text:style-name="P4">Item consumed is: 6</text:p>
      <text:p text:style-name="P4">1.Produce</text:p>
      <text:p text:style-name="P4">2.Consume</text:p>
      <text:p text:style-name="P4">3.Display</text:p>
      <text:p text:style-name="P4">4.Exit</text:p>
      <text:p text:style-name="P4">Enter Choice: 2</text:p>
      <text:p text:style-name="P4">Item consumed is: 7</text:p>
      <text:p text:style-name="P4">1.Produce</text:p>
      <text:p text:style-name="P4">2.Consume</text:p>
      <text:p text:style-name="P4">3.Display</text:p>
      <text:p text:style-name="P4">4.Exit</text:p>
      <text:p text:style-name="P4">Enter Choice: 3</text:p>
      <text:p text:style-name="P4"/>
      <text:p text:style-name="P4">The buffer contains:</text:p>
      <text:p text:style-name="P4"><text:s/>- 9 <text:s/>- 5 </text:p>
      <text:p text:style-name="P4"/>
      <text:p text:style-name="P4">1.Produce</text:p>
      <text:p text:style-name="P4">2.Consume</text:p>
      <text:p text:style-name="P4">3.Display</text:p>
      <text:p text:style-name="P4">4.Exit</text:p>
      <text:p text:style-name="P4">Enter Choice: 4</text:p>
      <text:p text:style-name="P3"><text:span text:style-name="T1">EXPERIMENT</text:span></text:p>
      <text:p text:style-name="P4">CPU Scheduling </text:p>
      <text:p text:style-name="P2"><text:span text:style-name="T1">Name: Ronal Shoey George</text:span></text:p>
      <text:p text:style-name="P4">Class: S4DS</text:p>
      <text:p text:style-name="P4">Roll No.: 51</text:p>
      <text:p text:style-name="P4">Date: 12/03/24</text:p>
      <text:p text:style-name="P4"/>
      <text:p text:style-name="P4"/>
      <text:p text:style-name="P4">#include&lt;stdio.h&gt;</text:p>
      <text:p text:style-name="P4">#include&lt;string.h&gt;</text:p>
      <text:p text:style-name="P4"/>
      <text:p text:style-name="P4">int q[100],front=-1,rear=-1;</text:p>
      <text:p text:style-name="P4"/>
      <text:p text:style-name="P4">struct process</text:p>
      <text:p text:style-name="P4">{</text:p>
      <text:p text:style-name="P4"><text:s text:c="2"/>char name[20];</text:p>
      <text:p text:style-name="P4"><text:s text:c="2"/>int at,tt,bt,wt,ct,status,left,pr;</text:p>
      <text:p text:style-name="P4">}p[20],temp;</text:p>
      <text:p text:style-name="P4"/>
      <text:p text:style-name="P4">struct done</text:p>
      <text:p text:style-name="P4">{</text:p>
      <text:p text:style-name="P4"><text:s text:c="2"/>char name[20];</text:p>
      <text:p text:style-name="P4"><text:s text:c="2"/>int st,ct;</text:p>
      <text:p text:style-name="P4">}d[20];</text:p>
      <text:p text:style-name="P4"/>
      <text:p text:style-name="P4">void enqueue(int j)</text:p>
      <text:p text:style-name="P4">{</text:p>
      <text:p text:style-name="P4"><text:s text:c="2"/>if(front==-1 &amp;&amp; rear==-1)</text:p>
      <text:p text:style-name="P4"><text:s text:c="2"/>{</text:p>
      <text:p text:style-name="P4"><text:s text:c="4"/>front++;</text:p>
      <text:p text:style-name="P4"><text:s text:c="2"/>}</text:p>
      <text:p text:style-name="P4"><text:s text:c="2"/>rear++;</text:p>
      <text:p text:style-name="P4"><text:s text:c="2"/>q[rear] = j;</text:p>
      <text:p text:style-name="P4">}</text:p>
      <text:p text:style-name="P4">int dequeue()</text:p>
      <text:p text:style-name="P4">{</text:p>
      <text:p text:style-name="P4"><text:s text:c="2"/>int item;</text:p>
      <text:p text:style-name="P4"><text:s text:c="2"/>item = q[front];</text:p>
      <text:p text:style-name="P4"><text:s text:c="2"/>if(front == rear)</text:p>
      <text:p text:style-name="P4"><text:s text:c="2"/>{</text:p>
      <text:p text:style-name="P4"><text:s text:c="4"/>front = -1;</text:p>
      <text:p text:style-name="P4"><text:s text:c="4"/>rear = -1;</text:p>
      <text:p text:style-name="P4"><text:s text:c="2"/>}</text:p>
      <text:p text:style-name="P4"><text:s text:c="2"/>else</text:p>
      <text:p text:style-name="P4"><text:s text:c="2"/>{</text:p>
      <text:p text:style-name="P4"><text:s text:c="4"/>front++;</text:p>
      <text:p text:style-name="P4"><text:s text:c="2"/>}</text:p>
      <text:p text:style-name="P4"><text:s text:c="2"/>return(item);</text:p>
      <text:p text:style-name="P4">}</text:p>
      <text:p text:style-name="P4">void roundrobin()</text:p>
      <text:p text:style-name="P4">{</text:p>
      <text:p text:style-name="P4"><text:s text:c="2"/>int n,i,j,idle=0,k,num,ls,t;</text:p>
      <text:p text:style-name="P4"><text:s text:c="2"/>float avwt=0,avtt=0;</text:p>
      <text:p text:style-name="P4"><text:soft-page-break/><text:s text:c="2"/>printf("ENTER THE NUMBER OF PROCESSES : ");</text:p>
      <text:p text:style-name="P4"><text:s text:c="2"/>scanf("%d",&amp;n);</text:p>
      <text:p text:style-name="P4"><text:s text:c="2"/>for(i=0;i&lt;n;i++)</text:p>
      <text:p text:style-name="P4"><text:s text:c="2"/>{</text:p>
      <text:p text:style-name="P4"><text:s text:c="4"/>printf("\nENTER DETAILS OF PROCESS %d",i+1);</text:p>
      <text:p text:style-name="P4"><text:s text:c="4"/>printf("\nPROCESS NAME : ");</text:p>
      <text:p text:style-name="P4"><text:s text:c="4"/>scanf(" %s",p[i].name);</text:p>
      <text:p text:style-name="P4"><text:s text:c="4"/>printf("ARRIVAL TIME : ");</text:p>
      <text:p text:style-name="P4"><text:s text:c="4"/>scanf("%d",&amp;p[i].at);</text:p>
      <text:p text:style-name="P4"><text:s text:c="4"/>printf("BURST TIME : ");</text:p>
      <text:p text:style-name="P4"><text:s text:c="4"/>scanf("%d",&amp;p[i].bt);</text:p>
      <text:p text:style-name="P4"><text:s text:c="4"/>p[i].left = p[i].bt;</text:p>
      <text:p text:style-name="P4"><text:s text:c="4"/>p[i].status = 0;</text:p>
      <text:p text:style-name="P4"><text:s text:c="2"/>}</text:p>
      <text:p text:style-name="P4"><text:s text:c="2"/>printf("\nENTER THE TIME QUANTUM : ");</text:p>
      <text:p text:style-name="P4"><text:s text:c="2"/>scanf("%d",&amp;t);</text:p>
      <text:p text:style-name="P4"/>
      <text:p text:style-name="P4"><text:s text:c="2"/>for(i=0,num=0,ls=0;ls&lt;n;)</text:p>
      <text:p text:style-name="P4"><text:s text:c="2"/>{</text:p>
      <text:p text:style-name="P4"><text:s text:c="4"/>for(j=0;j&lt;n;j++)</text:p>
      <text:p text:style-name="P4"><text:s text:c="4"/>{</text:p>
      <text:p text:style-name="P4"><text:s text:c="6"/>if(p[j].status==0 &amp;&amp; p[j].at&lt;=i)</text:p>
      <text:p text:style-name="P4"><text:s text:c="6"/>{</text:p>
      <text:p text:style-name="P4"><text:s text:c="8"/>enqueue(j);</text:p>
      <text:p text:style-name="P4"><text:s text:c="8"/>p[j].status = 1;</text:p>
      <text:p text:style-name="P4"><text:s text:c="6"/>}</text:p>
      <text:p text:style-name="P4"><text:s text:c="4"/>}</text:p>
      <text:p text:style-name="P4"><text:s text:c="4"/>if(idle==0 &amp;&amp; front == -1)</text:p>
      <text:p text:style-name="P4"><text:s text:c="4"/>{</text:p>
      <text:p text:style-name="P4"><text:s text:c="6"/>strcpy(d[num].name,"Idle");</text:p>
      <text:p text:style-name="P4"><text:s text:c="6"/>d[num].st = i;</text:p>
      <text:p text:style-name="P4"><text:s text:c="6"/>idle = 1;</text:p>
      <text:p text:style-name="P4"><text:s text:c="6"/>i++;</text:p>
      <text:p text:style-name="P4"><text:s text:c="4"/>}</text:p>
      <text:p text:style-name="P4"><text:s text:c="4"/>else if(front!=-1)</text:p>
      <text:p text:style-name="P4"><text:s text:c="4"/>{</text:p>
      <text:p text:style-name="P4"><text:s text:c="6"/>if(idle==1)</text:p>
      <text:p text:style-name="P4"><text:s text:c="6"/>{</text:p>
      <text:p text:style-name="P4"><text:s text:c="8"/>d[num].ct = i;</text:p>
      <text:p text:style-name="P4"><text:s text:c="8"/>idle = 0;</text:p>
      <text:p text:style-name="P4"><text:s text:c="8"/>num++;</text:p>
      <text:p text:style-name="P4"><text:s text:c="6"/>}</text:p>
      <text:p text:style-name="P4"><text:s text:c="6"/>k = dequeue();</text:p>
      <text:p text:style-name="P4"><text:s text:c="6"/>d[num].st = i;</text:p>
      <text:p text:style-name="P4"><text:s text:c="6"/>strcpy(d[num].name,p[k].name);</text:p>
      <text:p text:style-name="P4"><text:s text:c="6"/>if(p[k].left&lt;=t)</text:p>
      <text:p text:style-name="P4"><text:s text:c="6"/>{</text:p>
      <text:p text:style-name="P4"><text:s text:c="8"/>d[num].ct = i+p[k].left;</text:p>
      <text:p text:style-name="P4"><text:s text:c="8"/>p[k].ct = d[num].ct;</text:p>
      <text:p text:style-name="P4"><text:s text:c="8"/>i = d[num].ct;</text:p>
      <text:p text:style-name="P4"><text:s text:c="8"/>p[k].tt = i - p[k].at;</text:p>
      <text:p text:style-name="P4"><text:s text:c="8"/>p[k].wt = p[k].tt - p[k].bt;</text:p>
      <text:p text:style-name="P4"><text:s text:c="8"/>p[k].status = 2;</text:p>
      <text:p text:style-name="P4"><text:soft-page-break/><text:s text:c="8"/>ls++;</text:p>
      <text:p text:style-name="P4"><text:s text:c="8"/>num++;</text:p>
      <text:p text:style-name="P4"><text:s text:c="6"/>}</text:p>
      <text:p text:style-name="P4"><text:s text:c="6"/>else if(p[k].left&gt;t)</text:p>
      <text:p text:style-name="P4"><text:s text:c="6"/>{</text:p>
      <text:p text:style-name="P4"><text:s text:c="8"/>d[num].ct = i+t;</text:p>
      <text:p text:style-name="P4"><text:s text:c="8"/>i = d[num].ct;</text:p>
      <text:p text:style-name="P4"><text:s text:c="8"/>p[k].left = p[k].left-t;</text:p>
      <text:p text:style-name="P4"><text:s text:c="8"/>num++;</text:p>
      <text:p text:style-name="P4"><text:s text:c="8"/>for(j=0;j&lt;n;j++)</text:p>
      <text:p text:style-name="P4"><text:s text:c="8"/>{</text:p>
      <text:p text:style-name="P4"><text:s text:c="10"/>if(p[j].status==0 &amp;&amp; p[j].at&lt;=i)</text:p>
      <text:p text:style-name="P4"><text:s text:c="10"/>{</text:p>
      <text:p text:style-name="P4"><text:s text:c="12"/>enqueue(j);</text:p>
      <text:p text:style-name="P4"><text:s text:c="12"/>p[j].status = 1;</text:p>
      <text:p text:style-name="P4"><text:s text:c="10"/>}</text:p>
      <text:p text:style-name="P4"><text:s text:c="8"/>}</text:p>
      <text:p text:style-name="P4"><text:s text:c="8"/>enqueue(k);</text:p>
      <text:p text:style-name="P4"><text:s text:c="6"/>}</text:p>
      <text:p text:style-name="P4"><text:s text:c="4"/>}</text:p>
      <text:p text:style-name="P4"><text:s text:c="4"/>else</text:p>
      <text:p text:style-name="P4"><text:s text:c="4"/>{</text:p>
      <text:p text:style-name="P4"><text:s text:c="6"/>i++;</text:p>
      <text:p text:style-name="P4"><text:s text:c="4"/>}</text:p>
      <text:p text:style-name="P4"><text:s text:c="2"/>}</text:p>
      <text:p text:style-name="P4"/>
      <text:p text:style-name="P4"><text:s text:c="2"/>printf("\nPROCESS NAME\tCOMPLETION TIME (ms)\tWAITING TIME (ms)\tTURNAROUND TIME (ms)\n\n");</text:p>
      <text:p text:style-name="P4"><text:s text:c="2"/>for(i=0;i&lt;n;i++)</text:p>
      <text:p text:style-name="P4"><text:s text:c="2"/>{</text:p>
      <text:p text:style-name="P4"><text:s text:c="4"/>printf(" <text:s text:c="3"/>%s\t\t\t%d\t\t\t%d\t\t\t%d\n",p[i].name,p[i].ct,p[i].wt,p[i].tt);</text:p>
      <text:p text:style-name="P4"><text:s text:c="4"/>avwt+=p[i].wt;</text:p>
      <text:p text:style-name="P4"><text:s text:c="4"/>avtt+=p[i].tt;</text:p>
      <text:p text:style-name="P4"><text:s text:c="2"/>}</text:p>
      <text:p text:style-name="P4"><text:s text:c="2"/>printf("\n\nGANTT CHART ");</text:p>
      <text:p text:style-name="P4"><text:s text:c="2"/>printf("\n\t--------------------------------------------------------------------------\n\t");</text:p>
      <text:p text:style-name="P4"><text:s text:c="2"/>for(i=0;i&lt;num;i++)</text:p>
      <text:p text:style-name="P4"><text:s text:c="2"/>{</text:p>
      <text:p text:style-name="P4"><text:s text:c="4"/>printf("|");</text:p>
      <text:p text:style-name="P4"><text:s text:c="4"/>printf("%s\t",d[i].name);</text:p>
      <text:p text:style-name="P4"><text:s text:c="2"/>}</text:p>
      <text:p text:style-name="P4"><text:s text:c="2"/>printf(" |");</text:p>
      <text:p text:style-name="P4"><text:s text:c="2"/>printf("\n\t--------------------------------------------------------------------------\n\t");</text:p>
      <text:p text:style-name="P4"><text:s text:c="2"/>for(i=0;i&lt;num;i++)</text:p>
      <text:p text:style-name="P4"><text:s text:c="2"/>{</text:p>
      <text:p text:style-name="P4"><text:s text:c="6"/>printf("%d\t",d[i].st);</text:p>
      <text:p text:style-name="P4"><text:s text:c="2"/>}</text:p>
      <text:p text:style-name="P4"><text:s text:c="2"/>printf("%d\t",d[num-1].ct);</text:p>
      <text:p text:style-name="P4"><text:soft-page-break/><text:s text:c="2"/>printf("\n\nAVERAGE WAITING TIME : %f",(avwt/n));</text:p>
      <text:p text:style-name="P4"><text:s text:c="2"/>printf("\nAVERAGE TURNAROUND TIME : %f\n",(avtt/n));</text:p>
      <text:p text:style-name="P4">}</text:p>
      <text:p text:style-name="P4"/>
      <text:p text:style-name="P4">void priority()</text:p>
      <text:p text:style-name="P4">{</text:p>
      <text:p text:style-name="P4"><text:s text:c="2"/>int n,i,j,ls,min,fnd,num,idle;</text:p>
      <text:p text:style-name="P4"><text:s text:c="2"/>float twt=0.0,ttt=0.0;</text:p>
      <text:p text:style-name="P4"><text:s text:c="2"/>printf("ENTER THE NUMBER OF PROCESSES : ");</text:p>
      <text:p text:style-name="P4"><text:s text:c="2"/>scanf("%d",&amp;n);</text:p>
      <text:p text:style-name="P4"><text:s text:c="2"/>for(i=0;i&lt;n;i++) <text:s text:c="24"/>//Input process details</text:p>
      <text:p text:style-name="P4"><text:s text:c="2"/>{</text:p>
      <text:p text:style-name="P4"><text:s text:c="4"/>printf("\nENTER DETAILS OF PROCESS %d",i+1);</text:p>
      <text:p text:style-name="P4"><text:s text:c="4"/>printf("\nPROCESS NAME : ");</text:p>
      <text:p text:style-name="P4"><text:s text:c="4"/>scanf(" %s",p[i].name);</text:p>
      <text:p text:style-name="P4"><text:s text:c="4"/>printf("ARRIVAL TIME : ");</text:p>
      <text:p text:style-name="P4"><text:s text:c="4"/>scanf("%d",&amp;p[i].at);</text:p>
      <text:p text:style-name="P4"><text:s text:c="4"/>printf("BURST TIME : ");</text:p>
      <text:p text:style-name="P4"><text:s text:c="4"/>scanf("%d",&amp;p[i].bt);</text:p>
      <text:p text:style-name="P4"><text:s text:c="4"/>printf("PRIORITY : ");</text:p>
      <text:p text:style-name="P4"><text:s text:c="4"/>scanf("%d",&amp;p[i].pr);</text:p>
      <text:p text:style-name="P4"><text:s text:c="4"/>p[i].status = 0;</text:p>
      <text:p text:style-name="P4"><text:s text:c="2"/>}</text:p>
      <text:p text:style-name="P4"><text:s text:c="2"/>for(i=0,ls=0,num=0,idle=0;ls&lt;n;)</text:p>
      <text:p text:style-name="P4"><text:s text:c="2"/>{</text:p>
      <text:p text:style-name="P4"><text:s text:c="4"/>for(j=0,fnd=0;j&lt;n;j++)</text:p>
      <text:p text:style-name="P4"><text:s text:c="4"/>{</text:p>
      <text:p text:style-name="P4"><text:s text:c="6"/>if(i&gt;=p[j].at &amp;&amp; p[j].status==0)</text:p>
      <text:p text:style-name="P4"><text:s text:c="6"/>{</text:p>
      <text:p text:style-name="P4"><text:s text:c="8"/>if(fnd==0)</text:p>
      <text:p text:style-name="P4"><text:s text:c="8"/>{</text:p>
      <text:p text:style-name="P4"><text:s text:c="10"/>min = j;</text:p>
      <text:p text:style-name="P4"><text:s text:c="10"/>fnd = 1;</text:p>
      <text:p text:style-name="P4"><text:s text:c="8"/>}</text:p>
      <text:p text:style-name="P4"><text:s text:c="8"/>else if((p[min].pr&gt;p[j].pr)||(p[min].pr==p[j].pr &amp;&amp; p[min].at&gt;p[j].at))</text:p>
      <text:p text:style-name="P4"><text:s text:c="8"/>{</text:p>
      <text:p text:style-name="P4"><text:s text:c="10"/>min = j;</text:p>
      <text:p text:style-name="P4"><text:s text:c="8"/>}</text:p>
      <text:p text:style-name="P4"><text:s text:c="6"/>}</text:p>
      <text:p text:style-name="P4"><text:s text:c="4"/>}</text:p>
      <text:p text:style-name="P4"><text:s text:c="4"/>if(idle==0 &amp;&amp; fnd==0)</text:p>
      <text:p text:style-name="P4"><text:s text:c="4"/>{</text:p>
      <text:p text:style-name="P4"><text:s text:c="6"/>strcpy(d[num].name,"Idle");</text:p>
      <text:p text:style-name="P4"><text:s text:c="6"/>d[num].st = i;</text:p>
      <text:p text:style-name="P4"><text:s text:c="6"/>i++;</text:p>
      <text:p text:style-name="P4"><text:s text:c="6"/>idle = 1;</text:p>
      <text:p text:style-name="P4"><text:s text:c="4"/>}</text:p>
      <text:p text:style-name="P4"><text:s text:c="4"/>else if(fnd==1)</text:p>
      <text:p text:style-name="P4"><text:s text:c="4"/>{</text:p>
      <text:p text:style-name="P4"><text:s text:c="6"/>if(idle==1)</text:p>
      <text:p text:style-name="P4"><text:s text:c="6"/>{</text:p>
      <text:p text:style-name="P4"><text:s text:c="8"/>d[num].ct = i;</text:p>
      <text:p text:style-name="P4"><text:soft-page-break/><text:s text:c="8"/>num++;</text:p>
      <text:p text:style-name="P4"><text:s text:c="8"/>idle = 0;</text:p>
      <text:p text:style-name="P4"><text:s text:c="6"/>}</text:p>
      <text:p text:style-name="P4"><text:s text:c="6"/>strcpy(d[num].name,p[min].name);</text:p>
      <text:p text:style-name="P4"><text:s text:c="6"/>p[min].status =1;</text:p>
      <text:p text:style-name="P4"><text:s text:c="6"/>d[num].st = i;</text:p>
      <text:p text:style-name="P4"><text:s text:c="6"/>d[num].ct = i + p[min].bt;</text:p>
      <text:p text:style-name="P4"><text:s text:c="6"/>i = d[num].ct;</text:p>
      <text:p text:style-name="P4"><text:s text:c="6"/>p[min].ct = d[num].ct;</text:p>
      <text:p text:style-name="P4"><text:s text:c="6"/>p[min].tt = p[min].ct - p[min].at;</text:p>
      <text:p text:style-name="P4"><text:s text:c="6"/>p[min].wt = p[min].tt - p[min].bt;</text:p>
      <text:p text:style-name="P4"><text:s text:c="6"/>num++;</text:p>
      <text:p text:style-name="P4"><text:s text:c="6"/>ls++;</text:p>
      <text:p text:style-name="P4"><text:s text:c="4"/>}</text:p>
      <text:p text:style-name="P4"><text:s text:c="4"/>else</text:p>
      <text:p text:style-name="P4"><text:s text:c="4"/>{</text:p>
      <text:p text:style-name="P4"><text:s text:c="6"/>i++;</text:p>
      <text:p text:style-name="P4"><text:s text:c="4"/>}</text:p>
      <text:p text:style-name="P4"><text:s text:c="2"/>}</text:p>
      <text:p text:style-name="P4"><text:s text:c="2"/>printf("\nPROCESS NAME\tCOMPLETION TIME (ms)\tWAITING TIME (ms)\tTURNAROUND TIME (ms)\n\n");</text:p>
      <text:p text:style-name="P4"><text:s text:c="2"/>for(i=0;i&lt;n;i++)</text:p>
      <text:p text:style-name="P4"><text:s text:c="2"/>{</text:p>
      <text:p text:style-name="P4"><text:s text:c="4"/>printf(" <text:s text:c="3"/>%s\t\t\t%d\t\t\t%d\t\t\t%d\n",p[i].name,p[i].ct,p[i].wt,p[i].tt);</text:p>
      <text:p text:style-name="P4"><text:s text:c="4"/>twt+=p[i].wt;</text:p>
      <text:p text:style-name="P4"><text:s text:c="4"/>ttt+=p[i].tt;</text:p>
      <text:p text:style-name="P4"><text:s text:c="2"/>}</text:p>
      <text:p text:style-name="P4"><text:s text:c="2"/>printf("\n\nGANTT CHART ");</text:p>
      <text:p text:style-name="P4"><text:s text:c="2"/>printf("\n\t--------------------------------------------------------------------\n\t");</text:p>
      <text:p text:style-name="P4"><text:s text:c="2"/>for(i=0;i&lt;num;i++)</text:p>
      <text:p text:style-name="P4"><text:s text:c="2"/>{</text:p>
      <text:p text:style-name="P4"><text:s text:c="4"/>printf("|");</text:p>
      <text:p text:style-name="P4"><text:s text:c="4"/>printf("%s\t",d[i].name);</text:p>
      <text:p text:style-name="P4"><text:s text:c="2"/>}</text:p>
      <text:p text:style-name="P4"><text:s text:c="2"/>printf(" |");</text:p>
      <text:p text:style-name="P4"><text:s text:c="2"/>printf("\n\t--------------------------------------------------------------------\n\t");</text:p>
      <text:p text:style-name="P4"><text:s text:c="2"/>for(i=0;i&lt;num;i++)</text:p>
      <text:p text:style-name="P4"><text:s text:c="2"/>{</text:p>
      <text:p text:style-name="P4"><text:s text:c="6"/>printf("%d\t",d[i].st);</text:p>
      <text:p text:style-name="P4"><text:s text:c="2"/>}</text:p>
      <text:p text:style-name="P4"><text:s text:c="2"/>printf("%d\t\n",d[num-1].ct);</text:p>
      <text:p text:style-name="P4"><text:s text:c="2"/>printf("\nAVERAGE WAITING TIME : %f",(twt/n));</text:p>
      <text:p text:style-name="P4"><text:s text:c="2"/>printf("\nAVERAGE TURNAROUND TIME : %f\n",(ttt/n));</text:p>
      <text:p text:style-name="P4">}</text:p>
      <text:p text:style-name="P4"/>
      <text:p text:style-name="P4">void sjf()</text:p>
      <text:p text:style-name="P4">{</text:p>
      <text:p text:style-name="P4"><text:s text:c="2"/>int n,i,j,ls,min,fnd,num,idle;</text:p>
      <text:p text:style-name="P4"><text:soft-page-break/><text:s text:c="2"/>float twt=0.0,ttt=0.0;</text:p>
      <text:p text:style-name="P4"><text:s text:c="2"/>printf("ENTER THE NUMBER OF PROCESSES : ");</text:p>
      <text:p text:style-name="P4"><text:s text:c="2"/>scanf("%d",&amp;n);</text:p>
      <text:p text:style-name="P4"><text:s text:c="2"/>for(i=0;i&lt;n;i++) <text:s text:c="24"/>//Input process details</text:p>
      <text:p text:style-name="P4"><text:s text:c="2"/>{</text:p>
      <text:p text:style-name="P4"><text:s text:c="4"/>printf("\nENTER DETAILS OF PROCESS %d",i+1);</text:p>
      <text:p text:style-name="P4"><text:s text:c="4"/>printf("\nPROCESS NAME : ");</text:p>
      <text:p text:style-name="P4"><text:s text:c="4"/>scanf(" %s",p[i].name);</text:p>
      <text:p text:style-name="P4"><text:s text:c="4"/>printf("ARRIVAL TIME : ");</text:p>
      <text:p text:style-name="P4"><text:s text:c="4"/>scanf("%d",&amp;p[i].at);</text:p>
      <text:p text:style-name="P4"><text:s text:c="4"/>printf("BURST TIME : ");</text:p>
      <text:p text:style-name="P4"><text:s text:c="4"/>scanf("%d",&amp;p[i].bt);</text:p>
      <text:p text:style-name="P4"><text:s text:c="4"/>p[i].status = 0;</text:p>
      <text:p text:style-name="P4"><text:s text:c="2"/>}</text:p>
      <text:p text:style-name="P4"><text:s text:c="2"/>for(i=0,ls=0,num=0,idle=0;ls&lt;n;)</text:p>
      <text:p text:style-name="P4"><text:s text:c="2"/>{</text:p>
      <text:p text:style-name="P4"><text:s text:c="4"/>for(j=0,fnd=0;j&lt;n;j++)</text:p>
      <text:p text:style-name="P4"><text:s text:c="4"/>{</text:p>
      <text:p text:style-name="P4"><text:s text:c="6"/>if(i&gt;=p[j].at &amp;&amp; p[j].status==0)</text:p>
      <text:p text:style-name="P4"><text:s text:c="6"/>{</text:p>
      <text:p text:style-name="P4"><text:s text:c="8"/>if(fnd==0)</text:p>
      <text:p text:style-name="P4"><text:s text:c="8"/>{</text:p>
      <text:p text:style-name="P4"><text:s text:c="10"/>min = j;</text:p>
      <text:p text:style-name="P4"><text:s text:c="10"/>fnd = 1;</text:p>
      <text:p text:style-name="P4"><text:s text:c="8"/>}</text:p>
      <text:p text:style-name="P4"><text:s text:c="8"/>else if(fnd!=0 &amp;&amp; p[min].bt&gt;p[j].bt)</text:p>
      <text:p text:style-name="P4"><text:s text:c="8"/>{</text:p>
      <text:p text:style-name="P4"><text:s text:c="10"/>min = j;</text:p>
      <text:p text:style-name="P4"><text:s text:c="8"/>}</text:p>
      <text:p text:style-name="P4"><text:s text:c="6"/>}</text:p>
      <text:p text:style-name="P4"><text:s text:c="4"/>}</text:p>
      <text:p text:style-name="P4"><text:s text:c="4"/>if(idle==0 &amp;&amp; fnd==0)</text:p>
      <text:p text:style-name="P4"><text:s text:c="4"/>{</text:p>
      <text:p text:style-name="P4"><text:s text:c="6"/>strcpy(d[num].name,"Idle");</text:p>
      <text:p text:style-name="P4"><text:s text:c="6"/>d[num].st = i;</text:p>
      <text:p text:style-name="P4"><text:s text:c="6"/>i++;</text:p>
      <text:p text:style-name="P4"><text:s text:c="6"/>idle = 1;</text:p>
      <text:p text:style-name="P4"><text:s text:c="4"/>}</text:p>
      <text:p text:style-name="P4"><text:s text:c="4"/>else if(fnd==1)</text:p>
      <text:p text:style-name="P4"><text:s text:c="4"/>{</text:p>
      <text:p text:style-name="P4"><text:s text:c="6"/>if(idle==1)</text:p>
      <text:p text:style-name="P4"><text:s text:c="6"/>{</text:p>
      <text:p text:style-name="P4"><text:s text:c="8"/>d[num].ct = i;</text:p>
      <text:p text:style-name="P4"><text:s text:c="8"/>num++;</text:p>
      <text:p text:style-name="P4"><text:s text:c="8"/>idle = 0;</text:p>
      <text:p text:style-name="P4"><text:s text:c="6"/>}</text:p>
      <text:p text:style-name="P4"><text:s text:c="6"/>strcpy(d[num].name,p[min].name);</text:p>
      <text:p text:style-name="P4"><text:s text:c="6"/>p[min].status =1;</text:p>
      <text:p text:style-name="P4"><text:s text:c="6"/>d[num].st = i;</text:p>
      <text:p text:style-name="P4"><text:s text:c="6"/>d[num].ct = i + p[min].bt;</text:p>
      <text:p text:style-name="P4"><text:s text:c="6"/>i = d[num].ct;</text:p>
      <text:p text:style-name="P4"><text:s text:c="6"/>p[min].ct = d[num].ct;</text:p>
      <text:p text:style-name="P4"><text:s text:c="6"/>p[min].tt = p[min].ct - p[min].at;</text:p>
      <text:p text:style-name="P4"><text:soft-page-break/><text:s text:c="6"/>p[min].wt = p[min].tt - p[min].bt;</text:p>
      <text:p text:style-name="P4"><text:s text:c="6"/>num++;</text:p>
      <text:p text:style-name="P4"><text:s text:c="6"/>ls++;</text:p>
      <text:p text:style-name="P4"><text:s text:c="4"/>}</text:p>
      <text:p text:style-name="P4"><text:s text:c="4"/>else</text:p>
      <text:p text:style-name="P4"><text:s text:c="4"/>{</text:p>
      <text:p text:style-name="P4"><text:s text:c="6"/>i++;</text:p>
      <text:p text:style-name="P4"><text:s text:c="4"/>}</text:p>
      <text:p text:style-name="P4"><text:s text:c="2"/>}</text:p>
      <text:p text:style-name="P4"><text:s text:c="2"/>printf("\nPROCESS NAME\tCOMPLETION TIME (ms)\tWAITING TIME (ms)\tTURNAROUND TIME (ms)\n\n");</text:p>
      <text:p text:style-name="P4"><text:s text:c="2"/>for(i=0;i&lt;n;i++)</text:p>
      <text:p text:style-name="P4"><text:s text:c="2"/>{</text:p>
      <text:p text:style-name="P4"><text:s text:c="4"/>printf(" <text:s text:c="3"/>%s\t\t\t%d\t\t\t%d\t\t\t%d\n",p[i].name,p[i].ct,p[i].wt,p[i].tt);</text:p>
      <text:p text:style-name="P4"><text:s text:c="4"/>twt+=p[i].wt;</text:p>
      <text:p text:style-name="P4"><text:s text:c="4"/>ttt+=p[i].tt;</text:p>
      <text:p text:style-name="P4"><text:s text:c="2"/>}</text:p>
      <text:p text:style-name="P4"><text:s text:c="2"/>printf("\n\nGANTT CHART ");</text:p>
      <text:p text:style-name="P4"><text:s text:c="2"/>printf("\n\t--------------------------------------------------------------------\n\t");</text:p>
      <text:p text:style-name="P4"><text:s text:c="2"/>for(i=0;i&lt;num;i++)</text:p>
      <text:p text:style-name="P4"><text:s text:c="2"/>{</text:p>
      <text:p text:style-name="P4"><text:s text:c="4"/>printf("|");</text:p>
      <text:p text:style-name="P4"><text:s text:c="4"/>printf("%s\t",d[i].name);</text:p>
      <text:p text:style-name="P4"><text:s text:c="2"/>}</text:p>
      <text:p text:style-name="P4"><text:s text:c="2"/>printf(" |");</text:p>
      <text:p text:style-name="P4"><text:s text:c="2"/>printf("\n\t--------------------------------------------------------------------\n\t");</text:p>
      <text:p text:style-name="P4"><text:s text:c="2"/>for(i=0;i&lt;num;i++)</text:p>
      <text:p text:style-name="P4"><text:s text:c="2"/>{</text:p>
      <text:p text:style-name="P4"><text:s text:c="6"/>printf("%d\t",d[i].st);</text:p>
      <text:p text:style-name="P4"><text:s text:c="2"/>}</text:p>
      <text:p text:style-name="P4"><text:s text:c="2"/>printf("%d\t\n",d[num-1].ct);</text:p>
      <text:p text:style-name="P4"><text:s text:c="2"/>printf("\nAVERAGE WAITING TIME : %f",(twt/n));</text:p>
      <text:p text:style-name="P4"><text:s text:c="2"/>printf("\nAVERAGE TURNAROUND TIME : %f\n",(ttt/n));</text:p>
      <text:p text:style-name="P4">}</text:p>
      <text:p text:style-name="P4"/>
      <text:p text:style-name="P4">void fcfs()</text:p>
      <text:p text:style-name="P4">{</text:p>
      <text:p text:style-name="P4"><text:s text:c="2"/>int i,j,n,num,idle=0;</text:p>
      <text:p text:style-name="P4"><text:s text:c="2"/>float avwt=0;</text:p>
      <text:p text:style-name="P4"><text:s text:c="2"/>float avtt=0;</text:p>
      <text:p text:style-name="P4"><text:s text:c="2"/>printf("ENTER THE NUMBER OF PROCESSES : ");</text:p>
      <text:p text:style-name="P4"><text:s text:c="2"/>scanf("%d",&amp;n);</text:p>
      <text:p text:style-name="P4"><text:s text:c="2"/>for(i=0;i&lt;n;i++) <text:s text:c="24"/>//Input process details</text:p>
      <text:p text:style-name="P4"><text:s text:c="2"/>{</text:p>
      <text:p text:style-name="P4"><text:s text:c="4"/>printf("\nENTER DETAILS OF PROCESS %d",i+1);</text:p>
      <text:p text:style-name="P4"><text:s text:c="4"/>printf("\nPROCESS NAME : ");</text:p>
      <text:p text:style-name="P4"><text:s text:c="4"/>scanf(" %s",p[i].name);</text:p>
      <text:p text:style-name="P4"><text:s text:c="4"/>printf("ARRIVAL TIME : ");</text:p>
      <text:p text:style-name="P4"><text:soft-page-break/><text:s text:c="4"/>scanf("%d",&amp;p[i].at);</text:p>
      <text:p text:style-name="P4"><text:s text:c="4"/>printf("BURST TIME : ");</text:p>
      <text:p text:style-name="P4"><text:s text:c="4"/>scanf("%d",&amp;p[i].bt);</text:p>
      <text:p text:style-name="P4"><text:s text:c="4"/>p[i].status = 0;</text:p>
      <text:p text:style-name="P4"><text:s text:c="2"/>}</text:p>
      <text:p text:style-name="P4"><text:s text:c="2"/>for(i=0;i&lt;n;i++) <text:s text:c="22"/>//Sorting based on at</text:p>
      <text:p text:style-name="P4"><text:s text:c="2"/>{</text:p>
      <text:p text:style-name="P4"><text:s text:c="4"/>for(j=0;j&lt;n-i-1;j++)</text:p>
      <text:p text:style-name="P4"><text:s text:c="4"/>{</text:p>
      <text:p text:style-name="P4"><text:s text:c="6"/>if(p[j].at &gt; p[j+1].at)</text:p>
      <text:p text:style-name="P4"><text:s text:c="6"/>{</text:p>
      <text:p text:style-name="P4"><text:s text:c="8"/>temp = p[j];</text:p>
      <text:p text:style-name="P4"><text:s text:c="8"/>p[j] = p[j+1];</text:p>
      <text:p text:style-name="P4"><text:s text:c="8"/>p[j+1] = temp;</text:p>
      <text:p text:style-name="P4"><text:s text:c="6"/>}</text:p>
      <text:p text:style-name="P4"><text:s text:c="4"/>}</text:p>
      <text:p text:style-name="P4"><text:s text:c="2"/>}</text:p>
      <text:p text:style-name="P4"><text:s text:c="2"/>for(i=0,j=0,num=0;j&lt;n;) <text:s text:c="13"/>//Calculations</text:p>
      <text:p text:style-name="P4"><text:s text:c="2"/>{</text:p>
      <text:p text:style-name="P4"><text:s text:c="4"/>if(p[j].at&lt;=i &amp;&amp; p[j].status==0)</text:p>
      <text:p text:style-name="P4"><text:s text:c="4"/>{</text:p>
      <text:p text:style-name="P4"><text:s text:c="6"/>if(idle==1)</text:p>
      <text:p text:style-name="P4"><text:s text:c="6"/>{</text:p>
      <text:p text:style-name="P4"><text:s text:c="8"/>d[num].ct=i;</text:p>
      <text:p text:style-name="P4"><text:s text:c="8"/>num++;</text:p>
      <text:p text:style-name="P4"><text:s text:c="8"/>idle = 0;</text:p>
      <text:p text:style-name="P4"><text:s text:c="6"/>}</text:p>
      <text:p text:style-name="P4"><text:s text:c="6"/>strcpy(d[num].name,p[j].name);</text:p>
      <text:p text:style-name="P4"><text:s text:c="6"/>d[num].st = i;</text:p>
      <text:p text:style-name="P4"><text:s text:c="6"/>d[num].ct = i + p[j].bt;</text:p>
      <text:p text:style-name="P4"><text:s text:c="6"/>p[j].wt = d[num].st - p[j].at;</text:p>
      <text:p text:style-name="P4"><text:s text:c="6"/>p[j].tt = p[j].wt + p[j].bt;</text:p>
      <text:p text:style-name="P4"><text:s text:c="6"/>p[j].ct = d[num].ct;</text:p>
      <text:p text:style-name="P4"><text:s text:c="6"/>i = d[num].ct;</text:p>
      <text:p text:style-name="P4"><text:s text:c="6"/>p[j].status = 1;</text:p>
      <text:p text:style-name="P4"><text:s text:c="6"/>j++;</text:p>
      <text:p text:style-name="P4"><text:s text:c="6"/>num++;</text:p>
      <text:p text:style-name="P4"/>
      <text:p text:style-name="P4"><text:s text:c="4"/>}</text:p>
      <text:p text:style-name="P4"><text:s text:c="4"/>else if(idle == 0)</text:p>
      <text:p text:style-name="P4"><text:s text:c="4"/>{</text:p>
      <text:p text:style-name="P4"><text:s text:c="6"/>strcpy(d[num].name,"Idle");</text:p>
      <text:p text:style-name="P4"><text:s text:c="6"/>d[num].st = i;</text:p>
      <text:p text:style-name="P4"><text:s text:c="6"/>i++;</text:p>
      <text:p text:style-name="P4"><text:s text:c="6"/>idle = 1;</text:p>
      <text:p text:style-name="P4"><text:s text:c="4"/>}</text:p>
      <text:p text:style-name="P4"><text:s text:c="4"/>else</text:p>
      <text:p text:style-name="P4"><text:s text:c="4"/>{</text:p>
      <text:p text:style-name="P4"><text:s text:c="6"/>i++;</text:p>
      <text:p text:style-name="P4"><text:s text:c="4"/>}</text:p>
      <text:p text:style-name="P4"><text:s text:c="2"/>}</text:p>
      <text:p text:style-name="P4"><text:s text:c="2"/>printf("\nPROCESS NAME\tCOMPLETION TIME (ms)\tWAITING TIME (ms)\tTURNAROUND TIME (ms)\n");</text:p>
      <text:p text:style-name="P4"><text:soft-page-break/><text:s text:c="2"/>for(int i=0;i&lt;n;i++)</text:p>
      <text:p text:style-name="P4"><text:s text:c="2"/>{</text:p>
      <text:p text:style-name="P4"><text:s text:c="4"/>printf(" <text:s text:c="3"/>%s\t\t\t%d\t\t\t%d\t\t\t%d\n",p[i].name,p[i].ct,p[i].wt,p[i].tt);</text:p>
      <text:p text:style-name="P4"><text:s text:c="4"/>avwt+=p[i].wt;</text:p>
      <text:p text:style-name="P4"><text:s text:c="4"/>avtt+=p[i].tt;</text:p>
      <text:p text:style-name="P4"><text:s text:c="2"/>}</text:p>
      <text:p text:style-name="P4"><text:s text:c="2"/>printf("\n\nGANTT CHART ");</text:p>
      <text:p text:style-name="P4"><text:s text:c="2"/>printf("\n----------------------------------------------------------\n");</text:p>
      <text:p text:style-name="P4"><text:s text:c="6"/>for(i=0;i&lt;num;i++)</text:p>
      <text:p text:style-name="P4"><text:s text:c="6"/>{</text:p>
      <text:p text:style-name="P4"><text:s text:c="10"/>printf("|");</text:p>
      <text:p text:style-name="P4"><text:s text:c="10"/>printf(" <text:s text:c="2"/>%s\t",d[i].name);</text:p>
      <text:p text:style-name="P4"><text:s text:c="7"/>}</text:p>
      <text:p text:style-name="P4"><text:s text:c="7"/>printf(" |");</text:p>
      <text:p text:style-name="P4"><text:s text:c="7"/>printf("\n----------------------------------------------------------\n");</text:p>
      <text:p text:style-name="P4"><text:s text:c="7"/>for(i=0;i&lt;num;i++)</text:p>
      <text:p text:style-name="P4"><text:s text:c="7"/>{</text:p>
      <text:p text:style-name="P4"><text:s text:c="10"/>printf("%d\t",d[i].st);</text:p>
      <text:p text:style-name="P4"><text:s text:c="7"/>}</text:p>
      <text:p text:style-name="P4"><text:s text:c="7"/>printf("%d\t",d[num-1].ct);</text:p>
      <text:p text:style-name="P4"><text:s text:c="2"/>printf("\n\nAVERAGE WAITING TIME : %f",(avwt/n));</text:p>
      <text:p text:style-name="P4"><text:s text:c="2"/>printf("\nAVERAGE TURNAROUND TIME : %f\n",(avtt/n));</text:p>
      <text:p text:style-name="P4">}</text:p>
      <text:p text:style-name="P4"/>
      <text:p text:style-name="P4">int main(){</text:p>
      <text:p text:style-name="P4"><text:s text:c="4"/>int choice;</text:p>
      <text:p text:style-name="P4"><text:s text:c="4"/>while(choice!=5){</text:p>
      <text:p text:style-name="P4"><text:s text:c="8"/>printf("\n");</text:p>
      <text:p text:style-name="P4"><text:s text:c="8"/>printf("1.FCFS\n2.SJF\n3.Priority\n4.Round Robin\n5.Exit\nEnter choice:");</text:p>
      <text:p text:style-name="P4"><text:s text:c="8"/>scanf("%d",&amp;choice);</text:p>
      <text:p text:style-name="P4"><text:s text:c="8"/>switch(choice){</text:p>
      <text:p text:style-name="P4"><text:s text:c="12"/>case 1: fcfs();break;</text:p>
      <text:p text:style-name="P4"><text:s text:c="12"/>case 2: sjf();break;</text:p>
      <text:p text:style-name="P4"><text:s text:c="12"/>case 3: priority();break;</text:p>
      <text:p text:style-name="P4"><text:s text:c="12"/>case 4: roundrobin();break;</text:p>
      <text:p text:style-name="P4"><text:s text:c="12"/>case 5: break;</text:p>
      <text:p text:style-name="P4"><text:s text:c="12"/>default: printf("\nInvalid Choice\n");break;</text:p>
      <text:p text:style-name="P4"><text:s text:c="8"/>}</text:p>
      <text:p text:style-name="P4"><text:s text:c="4"/>}</text:p>
      <text:p text:style-name="P4">}</text:p>
      <text:p text:style-name="P7">OUTPUT</text:p>
      <text:p text:style-name="P8"/>
      <text:p text:style-name="P1">1.FCFS</text:p>
      <text:p text:style-name="P1">2.SJF</text:p>
      <text:p text:style-name="P1">3.Priority</text:p>
      <text:p text:style-name="P1">4.Round Robin</text:p>
      <text:p text:style-name="P1">5.Exit</text:p>
      <text:p text:style-name="P1">Enter choice:1</text:p>
      <text:p text:style-name="P1">ENTER THE NUMBER OF PROCESSES : 5</text:p>
      <text:p text:style-name="P1"/>
      <text:p text:style-name="P1">ENTER DETAILS OF PROCESS 1</text:p>
      <text:p text:style-name="P1">PROCESS NAME : 1</text:p>
      <text:p text:style-name="P1">ARRIVAL TIME : 0</text:p>
      <text:p text:style-name="P1">BURST TIME : 2</text:p>
      <text:p text:style-name="P1"/>
      <text:p text:style-name="P1">ENTER DETAILS OF PROCESS 2</text:p>
      <text:p text:style-name="P1">PROCESS NAME : 2</text:p>
      <text:p text:style-name="P1">ARRIVAL TIME : 1</text:p>
      <text:p text:style-name="P1">BURST TIME : 3</text:p>
      <text:p text:style-name="P1"/>
      <text:p text:style-name="P1">ENTER DETAILS OF PROCESS 3</text:p>
      <text:p text:style-name="P1">PROCESS NAME : 3</text:p>
      <text:p text:style-name="P1">ARRIVAL TIME : 2</text:p>
      <text:p text:style-name="P1">BURST TIME : 5</text:p>
      <text:p text:style-name="P1"/>
      <text:p text:style-name="P1">ENTER DETAILS OF PROCESS 4</text:p>
      <text:p text:style-name="P1">PROCESS NAME : 4</text:p>
      <text:p text:style-name="P1">ARRIVAL TIME : 3</text:p>
      <text:p text:style-name="P1">BURST TIME : 4</text:p>
      <text:p text:style-name="P1"/>
      <text:p text:style-name="P1">ENTER DETAILS OF PROCESS 5</text:p>
      <text:p text:style-name="P1">PROCESS NAME : 5</text:p>
      <text:p text:style-name="P1">ARRIVAL TIME : 4</text:p>
      <text:p text:style-name="P1">BURST TIME : 6</text:p>
      <text:p text:style-name="P1"/>
      <text:p text:style-name="P1">PROCESS NAME<text:tab/>COMPLETION TIME (ms)<text:tab/>WAITING TIME (ms)<text:tab/>TURNAROUND TIME (ms)</text:p>
      <text:p text:style-name="P1"><text:s text:c="4"/>1<text:tab/><text:tab/><text:tab/>2<text:tab/><text:tab/><text:tab/>0<text:tab/><text:tab/><text:tab/>2</text:p>
      <text:p text:style-name="P1"><text:s text:c="4"/>2<text:tab/><text:tab/><text:tab/>5<text:tab/><text:tab/><text:tab/>1<text:tab/><text:tab/><text:tab/>4</text:p>
      <text:p text:style-name="P1"><text:s text:c="4"/>3<text:tab/><text:tab/><text:tab/>10<text:tab/><text:tab/><text:tab/>3<text:tab/><text:tab/><text:tab/>8</text:p>
      <text:p text:style-name="P1"><text:s text:c="4"/>4<text:tab/><text:tab/><text:tab/>14<text:tab/><text:tab/><text:tab/>7<text:tab/><text:tab/><text:tab/>11</text:p>
      <text:p text:style-name="P1"><text:s text:c="4"/>5<text:tab/><text:tab/><text:tab/>20<text:tab/><text:tab/><text:tab/>10<text:tab/><text:tab/><text:tab/>16</text:p>
      <text:p text:style-name="P1"/>
      <text:p text:style-name="P1"/>
      <text:p text:style-name="P1">GANTT CHART </text:p>
      <text:p text:style-name="P1">----------------------------------------------------------</text:p>
      <text:p text:style-name="P1">| <text:s text:c="2"/>1<text:tab/>| <text:s text:c="2"/>2<text:tab/>| <text:s text:c="2"/>3<text:tab/>| <text:s text:c="2"/>4<text:tab/>| <text:s text:c="2"/>5<text:tab/> |</text:p>
      <text:p text:style-name="P1">----------------------------------------------------------</text:p>
      <text:p text:style-name="P1">0<text:tab/>2<text:tab/>5<text:tab/>10<text:tab/>14<text:tab/>20<text:tab/></text:p>
      <text:p text:style-name="P1"/>
      <text:p text:style-name="P1">AVERAGE WAITING TIME : 4.200000</text:p>
      <text:p text:style-name="P1">AVERAGE TURNAROUND TIME : 8.200000</text:p>
      <text:p text:style-name="P1"/>
      <text:p text:style-name="P1"><text:soft-page-break/>1.FCFS</text:p>
      <text:p text:style-name="P1">2.SJF</text:p>
      <text:p text:style-name="P1">3.Priority</text:p>
      <text:p text:style-name="P1">4.Round Robin</text:p>
      <text:p text:style-name="P1">5.Exit</text:p>
      <text:p text:style-name="P1">Enter choice:2</text:p>
      <text:p text:style-name="P1">ENTER THE NUMBER OF PROCESSES : 5</text:p>
      <text:p text:style-name="P1"/>
      <text:p text:style-name="P1">ENTER DETAILS OF PROCESS 1</text:p>
      <text:p text:style-name="P1">PROCESS NAME : 1</text:p>
      <text:p text:style-name="P1">ARRIVAL TIME : 3</text:p>
      <text:p text:style-name="P1">BURST TIME : 1</text:p>
      <text:p text:style-name="P1"/>
      <text:p text:style-name="P1">ENTER DETAILS OF PROCESS 2</text:p>
      <text:p text:style-name="P1">PROCESS NAME : 2</text:p>
      <text:p text:style-name="P1">ARRIVAL TIME : 1</text:p>
      <text:p text:style-name="P1">BURST TIME : 4</text:p>
      <text:p text:style-name="P1"/>
      <text:p text:style-name="P1">ENTER DETAILS OF PROCESS 3</text:p>
      <text:p text:style-name="P1">PROCESS NAME : 3</text:p>
      <text:p text:style-name="P1">ARRIVAL TIME : 4</text:p>
      <text:p text:style-name="P1">BURST TIME : 2</text:p>
      <text:p text:style-name="P1"/>
      <text:p text:style-name="P1">ENTER DETAILS OF PROCESS 4</text:p>
      <text:p text:style-name="P1">PROCESS NAME : 4</text:p>
      <text:p text:style-name="P1">ARRIVAL TIME : 0</text:p>
      <text:p text:style-name="P1">BURST TIME : 6</text:p>
      <text:p text:style-name="P1"/>
      <text:p text:style-name="P1">ENTER DETAILS OF PROCESS 5</text:p>
      <text:p text:style-name="P1">PROCESS NAME : 5</text:p>
      <text:p text:style-name="P1">ARRIVAL TIME : 2</text:p>
      <text:p text:style-name="P1">BURST TIME : 3</text:p>
      <text:p text:style-name="P1"/>
      <text:p text:style-name="P1">PROCESS NAME<text:tab/>COMPLETION TIME (ms)<text:tab/>WAITING TIME (ms)<text:tab/>TURNAROUND TIME (ms)</text:p>
      <text:p text:style-name="P1"/>
      <text:p text:style-name="P1"><text:s text:c="4"/>1<text:tab/><text:tab/><text:tab/>7<text:tab/><text:tab/><text:tab/>3<text:tab/><text:tab/><text:tab/>4</text:p>
      <text:p text:style-name="P1"><text:s text:c="4"/>2<text:tab/><text:tab/><text:tab/>16<text:tab/><text:tab/><text:tab/>11<text:tab/><text:tab/><text:tab/>15</text:p>
      <text:p text:style-name="P1"><text:s text:c="4"/>3<text:tab/><text:tab/><text:tab/>9<text:tab/><text:tab/><text:tab/>3<text:tab/><text:tab/><text:tab/>5</text:p>
      <text:p text:style-name="P1"><text:s text:c="4"/>4<text:tab/><text:tab/><text:tab/>6<text:tab/><text:tab/><text:tab/>0<text:tab/><text:tab/><text:tab/>6</text:p>
      <text:p text:style-name="P1"><text:s text:c="4"/>5<text:tab/><text:tab/><text:tab/>12<text:tab/><text:tab/><text:tab/>7<text:tab/><text:tab/><text:tab/>10</text:p>
      <text:p text:style-name="P1"/>
      <text:p text:style-name="P1"/>
      <text:p text:style-name="P1">GANTT CHART </text:p>
      <text:p text:style-name="P1"><text:tab/>--------------------------------------------------------------------</text:p>
      <text:p text:style-name="P1"><text:tab/>|4<text:tab/>|1<text:tab/>|3<text:tab/>|5<text:tab/>|2<text:tab/> |</text:p>
      <text:p text:style-name="P1"><text:tab/>--------------------------------------------------------------------</text:p>
      <text:p text:style-name="P1"><text:tab/>0<text:tab/>6<text:tab/>7<text:tab/>9<text:tab/>12<text:tab/>16<text:tab/></text:p>
      <text:p text:style-name="P1"/>
      <text:p text:style-name="P1">AVERAGE WAITING TIME : 4.800000</text:p>
      <text:p text:style-name="P1">AVERAGE TURNAROUND TIME : 8.000000</text:p>
      <text:p text:style-name="P1"><text:soft-page-break/></text:p>
      <text:p text:style-name="P1">1.FCFS</text:p>
      <text:p text:style-name="P1">2.SJF</text:p>
      <text:p text:style-name="P1">3.Priority</text:p>
      <text:p text:style-name="P1">4.Round Robin</text:p>
      <text:p text:style-name="P1">5.Exit</text:p>
      <text:p text:style-name="P1">Enter choice:3</text:p>
      <text:p text:style-name="P1">ENTER THE NUMBER OF PROCESSES : 5</text:p>
      <text:p text:style-name="P1"/>
      <text:p text:style-name="P1">ENTER DETAILS OF PROCESS 1</text:p>
      <text:p text:style-name="P1">PROCESS NAME : 1</text:p>
      <text:p text:style-name="P1">ARRIVAL TIME : 0</text:p>
      <text:p text:style-name="P1">BURST TIME : 2</text:p>
      <text:p text:style-name="P1">PRIORITY : 2</text:p>
      <text:p text:style-name="P1"/>
      <text:p text:style-name="P1">ENTER DETAILS OF PROCESS 2</text:p>
      <text:p text:style-name="P1">PROCESS NAME : 2</text:p>
      <text:p text:style-name="P1">ARRIVAL TIME : 2</text:p>
      <text:p text:style-name="P1">BURST TIME : 1</text:p>
      <text:p text:style-name="P1">PRIORITY : 1</text:p>
      <text:p text:style-name="P1"/>
      <text:p text:style-name="P1">ENTER DETAILS OF PROCESS 3</text:p>
      <text:p text:style-name="P1">PROCESS NAME : 3</text:p>
      <text:p text:style-name="P1">ARRIVAL TIME : 2</text:p>
      <text:p text:style-name="P1">BURST TIME : 8</text:p>
      <text:p text:style-name="P1">PRIORITY : 4</text:p>
      <text:p text:style-name="P1"/>
      <text:p text:style-name="P1">ENTER DETAILS OF PROCESS 4</text:p>
      <text:p text:style-name="P1">PROCESS NAME : 4</text:p>
      <text:p text:style-name="P1">ARRIVAL TIME : 4</text:p>
      <text:p text:style-name="P1">BURST TIME : 4</text:p>
      <text:p text:style-name="P1">PRIORITY : 2</text:p>
      <text:p text:style-name="P1"/>
      <text:p text:style-name="P1">ENTER DETAILS OF PROCESS 5</text:p>
      <text:p text:style-name="P1">PROCESS NAME : 5</text:p>
      <text:p text:style-name="P1">ARRIVAL TIME : 3</text:p>
      <text:p text:style-name="P1">BURST TIME : 5</text:p>
      <text:p text:style-name="P1">PRIORITY : 3</text:p>
      <text:p text:style-name="P1"/>
      <text:p text:style-name="P1">PROCESS NAME<text:tab/>COMPLETION TIME (ms)<text:tab/>WAITING TIME (ms)<text:tab/>TURNAROUND TIME (ms)</text:p>
      <text:p text:style-name="P1"/>
      <text:p text:style-name="P1"><text:s text:c="4"/>1<text:tab/><text:tab/><text:tab/>2<text:tab/><text:tab/><text:tab/>0<text:tab/><text:tab/><text:tab/>2</text:p>
      <text:p text:style-name="P1"><text:s text:c="4"/>2<text:tab/><text:tab/><text:tab/>3<text:tab/><text:tab/><text:tab/>0<text:tab/><text:tab/><text:tab/>1</text:p>
      <text:p text:style-name="P1"><text:s text:c="4"/>3<text:tab/><text:tab/><text:tab/>20<text:tab/><text:tab/><text:tab/>10<text:tab/><text:tab/><text:tab/>18</text:p>
      <text:p text:style-name="P1"><text:s text:c="4"/>4<text:tab/><text:tab/><text:tab/>12<text:tab/><text:tab/><text:tab/>4<text:tab/><text:tab/><text:tab/>8</text:p>
      <text:p text:style-name="P1"><text:s text:c="4"/>5<text:tab/><text:tab/><text:tab/>8<text:tab/><text:tab/><text:tab/>0<text:tab/><text:tab/><text:tab/>5</text:p>
      <text:p text:style-name="P1"/>
      <text:p text:style-name="P1"/>
      <text:p text:style-name="P1">GANTT CHART </text:p>
      <text:p text:style-name="P1"><text:tab/>--------------------------------------------------------------------</text:p>
      <text:p text:style-name="P1"><text:tab/>|1<text:tab/>|2<text:tab/>|5<text:tab/>|4<text:tab/>|3<text:tab/> |</text:p>
      <text:p text:style-name="P1"><text:soft-page-break/><text:tab/>--------------------------------------------------------------------</text:p>
      <text:p text:style-name="P1"><text:tab/>0<text:tab/>2<text:tab/>3<text:tab/>8<text:tab/>12<text:tab/>20<text:tab/></text:p>
      <text:p text:style-name="P1"/>
      <text:p text:style-name="P1">AVERAGE WAITING TIME : 2.800000</text:p>
      <text:p text:style-name="P1">AVERAGE TURNAROUND TIME : 6.800000</text:p>
      <text:p text:style-name="P1"/>
      <text:p text:style-name="P1">1.FCFS</text:p>
      <text:p text:style-name="P1">2.SJF</text:p>
      <text:p text:style-name="P1">3.Priority</text:p>
      <text:p text:style-name="P1">4.Round Robin</text:p>
      <text:p text:style-name="P1">5.Exit</text:p>
      <text:p text:style-name="P1">Enter choice:4</text:p>
      <text:p text:style-name="P1">ENTER THE NUMBER OF PROCESSES : 5</text:p>
      <text:p text:style-name="P1"/>
      <text:p text:style-name="P1">ENTER DETAILS OF PROCESS 1</text:p>
      <text:p text:style-name="P1">PROCESS NAME : 1</text:p>
      <text:p text:style-name="P1">ARRIVAL TIME : 0</text:p>
      <text:p text:style-name="P1">BURST TIME : 2</text:p>
      <text:p text:style-name="P1"/>
      <text:p text:style-name="P1">ENTER DETAILS OF PROCESS 2</text:p>
      <text:p text:style-name="P1">PROCESS NAME : 2</text:p>
      <text:p text:style-name="P1">ARRIVAL TIME : 2</text:p>
      <text:p text:style-name="P1">BURST TIME : 1</text:p>
      <text:p text:style-name="P1"/>
      <text:p text:style-name="P1">ENTER DETAILS OF PROCESS 3</text:p>
      <text:p text:style-name="P1">PROCESS NAME : 3</text:p>
      <text:p text:style-name="P1">ARRIVAL TIME : 2</text:p>
      <text:p text:style-name="P1">BURST TIME : 8</text:p>
      <text:p text:style-name="P1"/>
      <text:p text:style-name="P1">ENTER DETAILS OF PROCESS 4</text:p>
      <text:p text:style-name="P1">PROCESS NAME : 4</text:p>
      <text:p text:style-name="P1">ARRIVAL TIME : 4</text:p>
      <text:p text:style-name="P1">BURST TIME : 4</text:p>
      <text:p text:style-name="P1"/>
      <text:p text:style-name="P1">ENTER DETAILS OF PROCESS 5</text:p>
      <text:p text:style-name="P1">PROCESS NAME : 5</text:p>
      <text:p text:style-name="P1">ARRIVAL TIME : 3</text:p>
      <text:p text:style-name="P1">BURST TIME : 5</text:p>
      <text:p text:style-name="P1"/>
      <text:p text:style-name="P1">ENTER THE TIME QUANTUM : 3</text:p>
      <text:p text:style-name="P1"/>
      <text:p text:style-name="P1">PROCESS NAME<text:tab/>COMPLETION TIME (ms)<text:tab/>WAITING TIME (ms)<text:tab/>TURNAROUND TIME (ms)</text:p>
      <text:p text:style-name="P1"/>
      <text:p text:style-name="P1"><text:s text:c="4"/>1<text:tab/><text:tab/><text:tab/>2<text:tab/><text:tab/><text:tab/>0<text:tab/><text:tab/><text:tab/>2</text:p>
      <text:p text:style-name="P1"><text:s text:c="4"/>2<text:tab/><text:tab/><text:tab/>3<text:tab/><text:tab/><text:tab/>0<text:tab/><text:tab/><text:tab/>1</text:p>
      <text:p text:style-name="P1"><text:s text:c="4"/>3<text:tab/><text:tab/><text:tab/>20<text:tab/><text:tab/><text:tab/>10<text:tab/><text:tab/><text:tab/>18</text:p>
      <text:p text:style-name="P1"><text:s text:c="4"/>4<text:tab/><text:tab/><text:tab/>18<text:tab/><text:tab/><text:tab/>10<text:tab/><text:tab/><text:tab/>14</text:p>
      <text:p text:style-name="P1"><text:s text:c="4"/>5<text:tab/><text:tab/><text:tab/>17<text:tab/><text:tab/><text:tab/>9<text:tab/><text:tab/><text:tab/>14</text:p>
      <text:p text:style-name="P1"/>
      <text:p text:style-name="P1"/>
      <text:p text:style-name="P1">GANTT CHART </text:p>
      <text:p text:style-name="P1"><text:soft-page-break/><text:tab/>--------------------------------------------------------------------------</text:p>
      <text:p text:style-name="P1"><text:tab/>|1<text:tab/>|2<text:tab/>|3<text:tab/>|5<text:tab/>|4<text:tab/>|3<text:tab/>|5<text:tab/>|4<text:tab/>|3<text:tab/> |</text:p>
      <text:p text:style-name="P1"><text:tab/>--------------------------------------------------------------------------</text:p>
      <text:p text:style-name="P1"><text:tab/>0<text:tab/>2<text:tab/>3<text:tab/>6<text:tab/>9<text:tab/>12<text:tab/>15<text:tab/>17<text:tab/>18<text:tab/>20<text:tab/></text:p>
      <text:p text:style-name="P1"/>
      <text:p text:style-name="P1">AVERAGE WAITING TIME : 5.800000</text:p>
      <text:p text:style-name="P1">AVERAGE TURNAROUND TIME : 9.800000</text:p>
      <text:p text:style-name="P1"/>
      <text:p text:style-name="P1">1.FCFS</text:p>
      <text:p text:style-name="P1">2.SJF</text:p>
      <text:p text:style-name="P1">3.Priority</text:p>
      <text:p text:style-name="P1">4.Round Robin</text:p>
      <text:p text:style-name="P1">5.Exit</text:p>
      <text:p text:style-name="P1">Enter choice:5</text:p>
      <text:p text:style-name="P1"/>
      <text:p text:style-name="P1"/>
      <text:p text:style-name="P3"><text:span text:style-name="T1">EXPERIMENT</text:span></text:p>
      <text:p text:style-name="P4">Memory Allocation</text:p>
      <text:p text:style-name="P2"><text:span text:style-name="T1">Name: Ronal Shoey George</text:span></text:p>
      <text:p text:style-name="P4">Class: S4DS</text:p>
      <text:p text:style-name="P4">Roll No.: 51</text:p>
      <text:p text:style-name="P4">Date: 02/04/24</text:p>
      <text:p text:style-name="P4"/>
      <text:p text:style-name="P4">#include &lt;stdio.h&gt;</text:p>
      <text:p text:style-name="P4">void input_processes(int m, int ps[]){</text:p>
      <text:p text:style-name="P4"><text:tab/>for (int i=0; i&lt;m; i++){</text:p>
      <text:p text:style-name="P4"><text:tab/><text:tab/>printf("Enter Size of Process %d : ", i+1);</text:p>
      <text:p text:style-name="P4"><text:tab/><text:tab/>scanf("%d", &amp;ps[i]);</text:p>
      <text:p text:style-name="P4"><text:tab/>}</text:p>
      <text:p text:style-name="P4">}</text:p>
      <text:p text:style-name="P4"/>
      <text:p text:style-name="P4">void input_blocks(int n,int bs[]){</text:p>
      <text:p text:style-name="P4"><text:tab/>for (int i=0;i&lt;n;i++){</text:p>
      <text:p text:style-name="P4"><text:tab/><text:tab/>printf("Enter Size of Block %d : ",i+1);</text:p>
      <text:p text:style-name="P4"><text:tab/><text:tab/>scanf("%d",&amp;bs[i]);</text:p>
      <text:p text:style-name="P4"><text:tab/>}</text:p>
      <text:p text:style-name="P4"/>
      <text:p text:style-name="P4">}</text:p>
      <text:p text:style-name="P4">void first_fit(int ps[100],int ts[100],int m,int n){</text:p>
      <text:p text:style-name="P4"><text:tab/>int allocation[100];</text:p>
      <text:p text:style-name="P4"><text:tab/>for (int i=0;i&lt;m;i++){</text:p>
      <text:p text:style-name="P4"><text:tab/><text:tab/>allocation[i]=-1;</text:p>
      <text:p text:style-name="P4"><text:tab/>}</text:p>
      <text:p text:style-name="P4"><text:tab/>for (int i=0;i&lt;m;i++){</text:p>
      <text:p text:style-name="P4"><text:tab/><text:tab/>for (int j=0;j&lt;n;j++){</text:p>
      <text:p text:style-name="P4"><text:tab/><text:tab/><text:tab/>if (ts[j]&gt;=ps[i]){</text:p>
      <text:p text:style-name="P4"><text:tab/><text:tab/><text:tab/><text:tab/>allocation[i]=j;</text:p>
      <text:p text:style-name="P4"><text:tab/><text:tab/><text:tab/><text:tab/>ts[j]-=ps[i];</text:p>
      <text:p text:style-name="P4"><text:tab/><text:tab/><text:tab/><text:tab/>break;</text:p>
      <text:p text:style-name="P4"><text:tab/><text:tab/><text:tab/>}</text:p>
      <text:p text:style-name="P4"><text:tab/><text:tab/>}</text:p>
      <text:p text:style-name="P4"><text:tab/>}</text:p>
      <text:p text:style-name="P4"><text:tab/>printf("\nProcess No.\tProcess Size\tBlock No.\n");</text:p>
      <text:p text:style-name="P4"><text:tab/>for (int i=0;i&lt;m;i++){</text:p>
      <text:p text:style-name="P4"><text:tab/><text:tab/>printf("%d\t\t%d\t\t",i+1,ps[i]);</text:p>
      <text:p text:style-name="P4"><text:tab/><text:tab/>if (allocation[i]!=-1){</text:p>
      <text:p text:style-name="P4"><text:tab/><text:tab/><text:tab/>printf("%d\n",allocation[i]+1);</text:p>
      <text:p text:style-name="P4"><text:tab/><text:tab/>}</text:p>
      <text:p text:style-name="P4"><text:tab/><text:tab/>else{</text:p>
      <text:p text:style-name="P4"><text:tab/><text:tab/><text:tab/>printf("Not Allocated\n");</text:p>
      <text:p text:style-name="P4"><text:tab/><text:tab/>}</text:p>
      <text:p text:style-name="P4"><text:tab/>}</text:p>
      <text:p text:style-name="P4">}</text:p>
      <text:p text:style-name="P4">void best_fit(int ps[100],int ts[100],int m,int n){</text:p>
      <text:p text:style-name="P4"><text:tab/>int allocation[100];</text:p>
      <text:p text:style-name="P4"><text:tab/>for (int i=0;i&lt;m;i++){</text:p>
      <text:p text:style-name="P4"><text:tab/><text:tab/>allocation[i]=-1;</text:p>
      <text:p text:style-name="P4"><text:tab/>}</text:p>
      <text:p text:style-name="P4"><text:tab/>for (int i=0;i&lt;m;i++){</text:p>
      <text:p text:style-name="P4"><text:soft-page-break/><text:tab/><text:tab/>int best=-1;</text:p>
      <text:p text:style-name="P4"><text:tab/><text:tab/>for (int j=0;j&lt;n;j++){</text:p>
      <text:p text:style-name="P4"><text:tab/><text:tab/><text:tab/>if (ts[j]&gt;=ps[i]){</text:p>
      <text:p text:style-name="P4"><text:tab/><text:tab/><text:tab/><text:tab/>if (best==-1){</text:p>
      <text:p text:style-name="P4"><text:tab/><text:tab/><text:tab/><text:tab/><text:tab/>best=j;</text:p>
      <text:p text:style-name="P4"><text:tab/><text:tab/><text:tab/><text:tab/>}</text:p>
      <text:p text:style-name="P4"><text:tab/><text:tab/><text:tab/><text:tab/>else if (ts[j]&lt;ts[best]){</text:p>
      <text:p text:style-name="P4"><text:tab/><text:tab/><text:tab/><text:tab/><text:tab/>best=j;</text:p>
      <text:p text:style-name="P4"><text:tab/><text:tab/><text:tab/><text:tab/>}</text:p>
      <text:p text:style-name="P4"><text:tab/><text:tab/><text:tab/>}</text:p>
      <text:p text:style-name="P4"><text:tab/><text:tab/>}</text:p>
      <text:p text:style-name="P4"><text:tab/><text:tab/>if (best!=-1){</text:p>
      <text:p text:style-name="P4"><text:tab/><text:tab/><text:tab/>allocation[i]=best;</text:p>
      <text:p text:style-name="P4"><text:tab/><text:tab/><text:tab/>ts[best]-=ps[i];</text:p>
      <text:p text:style-name="P4"><text:tab/><text:tab/>}</text:p>
      <text:p text:style-name="P4"><text:tab/>}</text:p>
      <text:p text:style-name="P4"><text:tab/>printf("\nProcess No.\tProcess Size\tBlock No.\n");</text:p>
      <text:p text:style-name="P4"><text:tab/>for (int i=0;i&lt;m;i++){</text:p>
      <text:p text:style-name="P4"><text:tab/><text:tab/>printf("%d\t\t%d\t\t",i+1,ps[i]);</text:p>
      <text:p text:style-name="P4"><text:tab/><text:tab/>if (allocation[i]!=-1){</text:p>
      <text:p text:style-name="P4"><text:tab/><text:tab/><text:tab/>printf("%d\n",allocation[i]+1);</text:p>
      <text:p text:style-name="P4"><text:tab/><text:tab/>}</text:p>
      <text:p text:style-name="P4"><text:tab/><text:tab/>else{</text:p>
      <text:p text:style-name="P4"><text:tab/><text:tab/><text:tab/>printf("Not Allocated\n");</text:p>
      <text:p text:style-name="P4"><text:tab/><text:tab/>}</text:p>
      <text:p text:style-name="P4"><text:tab/>}</text:p>
      <text:p text:style-name="P4">}</text:p>
      <text:p text:style-name="P4">void worst_fit(int ps[100],int ts[100],int m,int n){</text:p>
      <text:p text:style-name="P4"><text:tab/>int allocation[100];</text:p>
      <text:p text:style-name="P4"><text:tab/>for (int i=0;i&lt;m;i++){</text:p>
      <text:p text:style-name="P4"><text:tab/><text:tab/>allocation[i]=-1;</text:p>
      <text:p text:style-name="P4"><text:tab/>}</text:p>
      <text:p text:style-name="P4"><text:tab/>for (int i=0;i&lt;m;i++){</text:p>
      <text:p text:style-name="P4"><text:tab/><text:tab/>int worst=-1;</text:p>
      <text:p text:style-name="P4"><text:tab/><text:tab/>for (int j=0;j&lt;n;j++){</text:p>
      <text:p text:style-name="P4"><text:tab/><text:tab/><text:tab/>if (ts[j]&gt;=ps[i]){</text:p>
      <text:p text:style-name="P4"><text:tab/><text:tab/><text:tab/><text:tab/>if (worst==-1){</text:p>
      <text:p text:style-name="P4"><text:tab/><text:tab/><text:tab/><text:tab/><text:tab/>worst=j;</text:p>
      <text:p text:style-name="P4"><text:tab/><text:tab/><text:tab/><text:tab/>}</text:p>
      <text:p text:style-name="P4"><text:tab/><text:tab/><text:tab/><text:tab/>else if (ts[j]&gt;ts[worst]){</text:p>
      <text:p text:style-name="P4"><text:tab/><text:tab/><text:tab/><text:tab/><text:tab/>worst=j;</text:p>
      <text:p text:style-name="P4"><text:tab/><text:tab/><text:tab/><text:tab/>}</text:p>
      <text:p text:style-name="P4"><text:tab/><text:tab/><text:tab/>}</text:p>
      <text:p text:style-name="P4"><text:tab/><text:tab/>}</text:p>
      <text:p text:style-name="P4"><text:tab/><text:tab/>if (worst!=-1){</text:p>
      <text:p text:style-name="P4"><text:tab/><text:tab/><text:tab/>allocation[i]=worst;</text:p>
      <text:p text:style-name="P4"><text:tab/><text:tab/><text:tab/>ts[worst]-=ps[i];</text:p>
      <text:p text:style-name="P4"><text:tab/><text:tab/>}</text:p>
      <text:p text:style-name="P4"><text:tab/>}</text:p>
      <text:p text:style-name="P4"><text:tab/>printf("\nProcess No.\tProcess Size\tBlock No.\n");</text:p>
      <text:p text:style-name="P4"><text:tab/>for (int i=0;i&lt;m;i++){</text:p>
      <text:p text:style-name="P4"><text:tab/><text:tab/>printf("%d\t\t%d\t\t",i+1,ps[i]);</text:p>
      <text:p text:style-name="P4"><text:tab/><text:tab/>if (allocation[i]!=-1){</text:p>
      <text:p text:style-name="P4"><text:soft-page-break/><text:tab/><text:tab/><text:tab/>printf("%d\n",allocation[i]+1);</text:p>
      <text:p text:style-name="P4"><text:tab/><text:tab/>}</text:p>
      <text:p text:style-name="P4"><text:tab/><text:tab/>else{</text:p>
      <text:p text:style-name="P4"><text:tab/><text:tab/><text:tab/>printf("Not Allocated\n");</text:p>
      <text:p text:style-name="P4"><text:tab/><text:tab/>}</text:p>
      <text:p text:style-name="P4"><text:tab/>}</text:p>
      <text:p text:style-name="P4">}</text:p>
      <text:p text:style-name="P4">void main(){</text:p>
      <text:p text:style-name="P4"><text:tab/>int ch=0;<text:tab/></text:p>
      <text:p text:style-name="P4"><text:tab/>int ps[100];</text:p>
      <text:p text:style-name="P4"><text:tab/>int bs[100];</text:p>
      <text:p text:style-name="P4"><text:tab/>int m,n;</text:p>
      <text:p text:style-name="P4"><text:tab/>int ts[100];</text:p>
      <text:p text:style-name="P4"><text:tab/>while (ch!=10){</text:p>
      <text:p text:style-name="P4"><text:tab/><text:tab/>printf("\n1.Input Processes\n2.Input Blocks\n3.First Fit\n4.Best Fit\n5.Worst Fit\n10.Exit\n");</text:p>
      <text:p text:style-name="P4"><text:tab/><text:tab/>printf("Enter Choice : ");</text:p>
      <text:p text:style-name="P4"><text:tab/><text:tab/>scanf("%d",&amp;ch);</text:p>
      <text:p text:style-name="P4"><text:tab/><text:tab/>switch (ch){</text:p>
      <text:p text:style-name="P4"><text:tab/><text:tab/><text:tab/>case 1: </text:p>
      <text:p text:style-name="P4"><text:tab/><text:tab/><text:tab/><text:tab/>printf("Enter number of processes : ");</text:p>
      <text:p text:style-name="P4"><text:tab/><text:tab/><text:tab/><text:tab/>scanf("%d",&amp;m);</text:p>
      <text:p text:style-name="P4"><text:tab/><text:tab/><text:tab/><text:tab/>input_processes(m,ps);</text:p>
      <text:p text:style-name="P4"><text:tab/><text:tab/><text:tab/><text:tab/>break;</text:p>
      <text:p text:style-name="P4"><text:tab/><text:tab/><text:tab/>case 2: </text:p>
      <text:p text:style-name="P4"><text:tab/><text:tab/><text:tab/><text:tab/>printf("Enter number of blocks : ");</text:p>
      <text:p text:style-name="P4"><text:tab/><text:tab/><text:tab/><text:tab/>scanf("%d",&amp;n);</text:p>
      <text:p text:style-name="P4"><text:tab/><text:tab/><text:tab/><text:tab/>input_blocks(n,bs);</text:p>
      <text:p text:style-name="P4"><text:tab/><text:tab/><text:tab/><text:tab/>break;</text:p>
      <text:p text:style-name="P4"><text:tab/><text:tab/><text:tab/>case 3: </text:p>
      <text:p text:style-name="P4"><text:tab/><text:tab/><text:tab/><text:tab/>for (int i = 0; i &lt; n; i++) {</text:p>
      <text:p text:style-name="P4"><text:tab/><text:tab/><text:tab/><text:tab/><text:tab/>ts[i] = bs[i];</text:p>
      <text:p text:style-name="P4"><text:tab/><text:tab/><text:tab/><text:tab/>}</text:p>
      <text:p text:style-name="P4"><text:tab/><text:tab/><text:tab/><text:tab/>first_fit(ps,ts,m,n);</text:p>
      <text:p text:style-name="P4"><text:tab/><text:tab/><text:tab/><text:tab/>break;</text:p>
      <text:p text:style-name="P4"><text:tab/><text:tab/><text:tab/>case 4:</text:p>
      <text:p text:style-name="P4"><text:tab/><text:tab/><text:tab/><text:tab/>for (int i = 0; i &lt; n; i++) {</text:p>
      <text:p text:style-name="P4"><text:tab/><text:tab/><text:tab/><text:tab/><text:tab/>ts[i] = bs[i];</text:p>
      <text:p text:style-name="P4"><text:tab/><text:tab/><text:tab/><text:tab/>}</text:p>
      <text:p text:style-name="P4"><text:tab/><text:tab/><text:tab/><text:tab/>best_fit(ps,ts,m,n);</text:p>
      <text:p text:style-name="P4"><text:tab/><text:tab/><text:tab/><text:tab/>break;</text:p>
      <text:p text:style-name="P4"><text:tab/><text:tab/><text:tab/>case 5:</text:p>
      <text:p text:style-name="P4"><text:tab/><text:tab/><text:tab/><text:tab/>for (int i = 0; i &lt; n; i++) {</text:p>
      <text:p text:style-name="P4"><text:tab/><text:tab/><text:tab/><text:tab/><text:tab/>ts[i] = bs[i];</text:p>
      <text:p text:style-name="P4"><text:tab/><text:tab/><text:tab/><text:tab/>}</text:p>
      <text:p text:style-name="P4"><text:tab/><text:tab/><text:tab/><text:tab/>worst_fit(ps,ts,m,n);</text:p>
      <text:p text:style-name="P4"><text:tab/><text:tab/><text:tab/><text:tab/>break;</text:p>
      <text:p text:style-name="P4"><text:tab/><text:tab/><text:tab/>case 10: </text:p>
      <text:p text:style-name="P4"><text:tab/><text:tab/><text:tab/><text:tab/>break;</text:p>
      <text:p text:style-name="P4"><text:tab/><text:tab/><text:tab/>default: </text:p>
      <text:p text:style-name="P4"><text:tab/><text:tab/><text:tab/><text:tab/>printf("Invalid Choice\n");</text:p>
      <text:p text:style-name="P4"><text:tab/><text:tab/><text:tab/><text:tab/>break;</text:p>
      <text:p text:style-name="P4"><text:tab/><text:tab/>}<text:span text:style-name="T2">}}</text:span></text:p>
      <text:p text:style-name="P9"><text:soft-page-break/>OUTPUT</text:p>
      <text:p text:style-name="P6"/>
      <text:p text:style-name="P6">1.Input Processes</text:p>
      <text:p text:style-name="P6">2.Input Blocks</text:p>
      <text:p text:style-name="P6">3.First Fit</text:p>
      <text:p text:style-name="P6">4.Best Fit</text:p>
      <text:p text:style-name="P6">5.Worst Fit</text:p>
      <text:p text:style-name="P6">10.Exit</text:p>
      <text:p text:style-name="P6">Enter Choice : 1</text:p>
      <text:p text:style-name="P6">Enter number of processes : 3</text:p>
      <text:p text:style-name="P6">Enter Size of Process 1 : 40</text:p>
      <text:p text:style-name="P6">Enter Size of Process 2 : 120</text:p>
      <text:p text:style-name="P6">Enter Size of Process 3 : 160</text:p>
      <text:p text:style-name="P6"/>
      <text:p text:style-name="P6">1.Input Processes</text:p>
      <text:p text:style-name="P6">2.Input Blocks</text:p>
      <text:p text:style-name="P6">3.First Fit</text:p>
      <text:p text:style-name="P6">4.Best Fit</text:p>
      <text:p text:style-name="P6">5.Worst Fit</text:p>
      <text:p text:style-name="P6">10.Exit</text:p>
      <text:p text:style-name="P6">Enter Choice : 2</text:p>
      <text:p text:style-name="P6">Enter number of blocks : 4</text:p>
      <text:p text:style-name="P6">Enter Size of Block 1 : 120</text:p>
      <text:p text:style-name="P6">Enter Size of Block 2 : 200</text:p>
      <text:p text:style-name="P6">Enter Size of Block 3 : 150</text:p>
      <text:p text:style-name="P6">Enter Size of Block 4 : 50</text:p>
      <text:p text:style-name="P6"/>
      <text:p text:style-name="P6">1.Input Processes</text:p>
      <text:p text:style-name="P6">2.Input Blocks</text:p>
      <text:p text:style-name="P6">3.First Fit</text:p>
      <text:p text:style-name="P6">4.Best Fit</text:p>
      <text:p text:style-name="P6">5.Worst Fit</text:p>
      <text:p text:style-name="P6">10.Exit</text:p>
      <text:p text:style-name="P6">Enter Choice : 3</text:p>
      <text:p text:style-name="P6"/>
      <text:p text:style-name="P6">Process No.<text:tab/>Process Size<text:tab/>Block No.</text:p>
      <text:p text:style-name="P6">1<text:tab/><text:tab/>40<text:tab/><text:tab/>1</text:p>
      <text:p text:style-name="P6">2<text:tab/><text:tab/>120<text:tab/><text:tab/>2</text:p>
      <text:p text:style-name="P6">3<text:tab/><text:tab/>160<text:tab/><text:tab/>Not Allocated</text:p>
      <text:p text:style-name="P6"/>
      <text:p text:style-name="P6">1.Input Processes</text:p>
      <text:p text:style-name="P6">2.Input Blocks</text:p>
      <text:p text:style-name="P6">3.First Fit</text:p>
      <text:p text:style-name="P6">4.Best Fit</text:p>
      <text:p text:style-name="P6">5.Worst Fit</text:p>
      <text:p text:style-name="P6">10.Exit</text:p>
      <text:p text:style-name="P6">Enter Choice : 4</text:p>
      <text:p text:style-name="P6"/>
      <text:p text:style-name="P6">Process No.<text:tab/>Process Size<text:tab/>Block No.</text:p>
      <text:p text:style-name="P6">1<text:tab/><text:tab/>40<text:tab/><text:tab/>4</text:p>
      <text:p text:style-name="P6">2<text:tab/><text:tab/>120<text:tab/><text:tab/>1</text:p>
      <text:p text:style-name="P6">3<text:tab/><text:tab/>160<text:tab/><text:tab/>2</text:p>
      <text:p text:style-name="P6"/>
      <text:p text:style-name="P6"><text:soft-page-break/>1.Input Processes</text:p>
      <text:p text:style-name="P6">2.Input Blocks</text:p>
      <text:p text:style-name="P6">3.First Fit</text:p>
      <text:p text:style-name="P6">4.Best Fit</text:p>
      <text:p text:style-name="P6">5.Worst Fit</text:p>
      <text:p text:style-name="P6">10.Exit</text:p>
      <text:p text:style-name="P6">Enter Choice : 5</text:p>
      <text:p text:style-name="P6"/>
      <text:p text:style-name="P6">Process No.<text:tab/>Process Size<text:tab/>Block No.</text:p>
      <text:p text:style-name="P6">1<text:tab/><text:tab/>40<text:tab/><text:tab/>2</text:p>
      <text:p text:style-name="P6">2<text:tab/><text:tab/>120<text:tab/><text:tab/>2</text:p>
      <text:p text:style-name="P6">3<text:tab/><text:tab/>160<text:tab/><text:tab/>Not Allocated</text:p>
      <text:p text:style-name="P6"/>
      <text:p text:style-name="P6">1.Input Processes</text:p>
      <text:p text:style-name="P6">2.Input Blocks</text:p>
      <text:p text:style-name="P6">3.First Fit</text:p>
      <text:p text:style-name="P6">4.Best Fit</text:p>
      <text:p text:style-name="P6">5.Worst Fit</text:p>
      <text:p text:style-name="P6">10.Exit</text:p>
      <text:p text:style-name="P6">Enter Choice : 1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1:07:02.068457731</meta:creation-date>
    <dc:date>2024-04-02T11:21:36.441686567</dc:date>
    <meta:editing-duration>PT1M18S</meta:editing-duration>
    <meta:editing-cycles>1</meta:editing-cycles>
    <meta:generator>LibreOffice/7.3.7.2$Linux_X86_64 LibreOffice_project/30$Build-2</meta:generator>
    <meta:print-date>2024-04-02T11:24:34.833256412</meta:print-date>
    <meta:document-statistic meta:table-count="0" meta:image-count="0" meta:object-count="0" meta:page-count="25" meta:paragraph-count="1041" meta:word-count="2505" meta:character-count="20440" meta:non-whitespace-character-count="15538"/>
  </office:meta>
</office:document-meta>
</file>